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P1" style:family="paragraph" style:parent-style-name="Heading_20_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officeooo:paragraph-rsid="001c6561"/>
    </style:style>
    <style:style style:name="P2" style:family="paragraph" style:parent-style-name="Heading_20_2">
      <style:paragraph-properties fo:margin-top="0cm" fo:margin-bottom="0cm" style:contextual-spacing="false" fo:line-height="100%"/>
    </style:style>
    <style:style style:name="P3" style:family="paragraph" style:parent-style-name="Heading_20_2">
      <style:paragraph-properties fo:margin-top="0cm" fo:margin-bottom="0cm" style:contextual-spacing="false" fo:line-height="100%"/>
      <style:text-properties officeooo:paragraph-rsid="0021c1eb"/>
    </style:style>
    <style:style style:name="P4" style:family="paragraph" style:parent-style-name="Heading_20_2">
      <style:paragraph-properties fo:margin-top="0.349cm" fo:margin-bottom="0cm" style:contextual-spacing="false"/>
    </style:style>
    <style:style style:name="P5" style:family="paragraph" style:parent-style-name="Heading_20_2">
      <style:paragraph-properties fo:margin-top="0cm" fo:margin-bottom="0cm" style:contextual-spacing="false"/>
    </style:style>
    <style:style style:name="P6" style:family="paragraph" style:parent-style-name="Heading_20_3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/>
      <style:text-properties style:font-name="Liberation Serif" fo:font-size="12pt" fo:font-weight="normal" officeooo:rsid="0014a963" officeooo:paragraph-rsid="0014a963" style:font-size-asian="12pt" style:font-weight-asian="normal" style:font-size-complex="12pt" style:font-weight-complex="normal"/>
    </style:style>
    <style:style style:name="P7" style:family="paragraph" style:parent-style-name="Heading_20_3">
      <style:paragraph-properties fo:margin-top="0cm" fo:margin-bottom="0cm" style:contextual-spacing="false" fo:line-height="100%"/>
    </style:style>
    <style:style style:name="P8" style:family="paragraph" style:parent-style-name="Heading_20_3">
      <style:paragraph-properties fo:margin-top="0cm" fo:margin-bottom="0cm" style:contextual-spacing="false" fo:line-height="100%"/>
      <style:text-properties officeooo:paragraph-rsid="001c6561"/>
    </style:style>
    <style:style style:name="P9" style:family="paragraph" style:parent-style-name="Heading_20_3" style:master-page-name="">
      <loext:graphic-properties draw:fill="none"/>
      <style:paragraph-properties fo:margin-left="1.45cm" fo:margin-right="0cm" fo:margin-top="0cm" fo:margin-bottom="0cm" style:contextual-spacing="false" fo:line-height="100%" fo:text-indent="0cm" style:auto-text-indent="false" style:page-number="auto" fo:background-color="transparent"/>
    </style:style>
    <style:style style:name="P10" style:family="paragraph" style:parent-style-name="Heading_20_3">
      <style:paragraph-properties fo:margin-top="0cm" fo:margin-bottom="0cm" style:contextual-spacing="false"/>
    </style:style>
    <style:style style:name="P11" style:family="paragraph" style:parent-style-name="Heading_20_3">
      <style:paragraph-properties fo:margin-top="0cm" fo:margin-bottom="0cm" style:contextual-spacing="false" fo:line-height="100%"/>
      <style:text-properties fo:font-size="14pt" fo:font-weight="normal" officeooo:rsid="001e356c" officeooo:paragraph-rsid="001ec2dd" style:font-size-asian="14pt" style:font-weight-asian="normal" style:font-size-complex="14pt" style:font-weight-complex="normal"/>
    </style:style>
    <style:style style:name="P12" style:family="paragraph" style:parent-style-name="Heading_20_3">
      <style:paragraph-properties fo:margin-top="0cm" fo:margin-bottom="0cm" style:contextual-spacing="false"/>
      <style:text-properties officeooo:rsid="00229547"/>
    </style:style>
    <style:style style:name="P13" style:family="paragraph" style:parent-style-name="Heading_20_4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officeooo:paragraph-rsid="001c6561"/>
    </style:style>
    <style:style style:name="P1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6" style:family="paragraph" style:parent-style-name="Preformatted_20_Text">
      <style:paragraph-properties fo:margin-left="1.251cm" fo:line-height="100%" fo:text-indent="0cm" style:auto-text-indent="false"/>
      <style:text-properties style:font-name="FreeMono" fo:font-size="12pt" style:font-size-asian="12pt" style:font-size-complex="12pt"/>
    </style:style>
    <style:style style:name="P17" style:family="paragraph" style:parent-style-name="Preformatted_20_Text">
      <style:paragraph-properties fo:margin-left="1.251cm" fo:margin-right="0cm" fo:margin-top="0cm" fo:margin-bottom="0cm" style:contextual-spacing="false" fo:line-height="100%" fo:text-indent="0cm" style:auto-text-indent="false" style:writing-mode="lr-tb"/>
    </style:style>
    <style:style style:name="P18" style:family="paragraph" style:parent-style-name="Preformatted_20_Text">
      <style:paragraph-properties fo:margin-left="0cm" fo:margin-right="0cm" fo:line-height="100%" fo:text-indent="0cm" style:auto-text-indent="false" style:writing-mode="lr-tb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line-height="100%" fo:text-indent="0cm" style:auto-text-indent="false" style:writing-mode="lr-tb"/>
    </style:style>
    <style:style style:name="P20" style:family="paragraph" style:parent-style-name="Preformatted_20_Text">
      <style:paragraph-properties fo:margin-left="0cm" fo:margin-right="0cm" fo:margin-top="0cm" fo:margin-bottom="0.101cm" style:contextual-spacing="false" fo:line-height="100%" fo:text-indent="0cm" style:auto-text-indent="false" style:writing-mode="lr-tb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 style:writing-mode="lr-tb"/>
    </style:style>
    <style:style style:name="P22" style:family="paragraph" style:parent-style-name="Preformatted_20_Text">
      <style:paragraph-properties fo:line-height="100%" style:writing-mode="lr-tb"/>
    </style:style>
    <style:style style:name="P23" style:family="paragraph" style:parent-style-name="Preformatted_20_Text">
      <style:paragraph-properties fo:margin-top="0cm" fo:margin-bottom="0.101cm" style:contextual-spacing="false" fo:line-height="100%" style:writing-mode="lr-tb"/>
    </style:style>
    <style:style style:name="P24" style:family="paragraph" style:parent-style-name="Preformatted_20_Text">
      <style:paragraph-properties fo:margin-top="0cm" fo:margin-bottom="0cm" style:contextual-spacing="false" fo:line-height="100%" style:writing-mode="lr-tb"/>
    </style:style>
    <style:style style:name="P25" style:family="paragraph" style:parent-style-name="Preformatted_20_Text">
      <style:paragraph-properties style:writing-mode="lr-tb"/>
    </style:style>
    <style:style style:name="P26" style:family="paragraph" style:parent-style-name="Preformatted_20_Text">
      <style:paragraph-properties fo:margin-top="0cm" fo:margin-bottom="0.499cm" style:contextual-spacing="false" style:writing-mode="lr-tb"/>
    </style:style>
    <style:style style:name="P27" style:family="paragraph" style:parent-style-name="Preformatted_20_Text" style:list-style-name="L66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8" style:family="paragraph" style:parent-style-name="Preformatted_20_Text">
      <style:paragraph-properties fo:margin-top="0cm" fo:margin-bottom="0cm" style:contextual-spacing="false" style:writing-mode="lr-tb"/>
    </style:style>
    <style:style style:name="P29" style:family="paragraph" style:parent-style-name="Preformatted_20_Text">
      <style:paragraph-properties fo:line-height="100%"/>
      <style:text-properties fo:font-size="12pt" style:font-size-asian="12pt" style:font-size-complex="12pt"/>
    </style:style>
    <style:style style:name="P30" style:family="paragraph" style:parent-style-name="Preformatted_20_Text">
      <style:text-properties fo:font-size="12pt" style:font-size-asian="12pt" style:font-size-complex="12pt"/>
    </style:style>
    <style:style style:name="P31" style:family="paragraph" style:parent-style-name="Preformatted_20_Text">
      <style:paragraph-properties style:writing-mode="lr-tb"/>
      <style:text-properties fo:font-size="12pt" style:font-size-asian="12pt" style:font-size-complex="12pt"/>
    </style:style>
    <style:style style:name="P32" style:family="paragraph" style:parent-style-name="Preformatted_20_Text" style:list-style-name="L66">
      <style:text-properties fo:font-size="12pt" style:font-size-asian="12pt" style:font-size-complex="12pt"/>
    </style:style>
    <style:style style:name="P33" style:family="paragraph" style:parent-style-name="Preformatted_20_Text">
      <style:paragraph-properties fo:margin-left="0cm" fo:margin-right="0cm" fo:text-indent="0cm" style:auto-text-indent="false" style:writing-mode="lr-tb"/>
      <style:text-properties fo:font-size="12pt" style:font-size-asian="12pt" style:font-size-complex="12pt"/>
    </style:style>
    <style:style style:name="P34" style:family="paragraph" style:parent-style-name="Preformatted_20_Text">
      <style:paragraph-properties fo:margin-left="0cm" fo:margin-right="0cm" fo:text-indent="0cm" style:auto-text-indent="false" style:writing-mode="lr-tb"/>
      <style:text-properties style:font-name="Liberation Serif" fo:font-size="12pt" fo:font-weight="bold" officeooo:rsid="0023276a" officeooo:paragraph-rsid="0023276a" style:font-size-asian="10.5pt" style:font-weight-asian="bold" style:font-size-complex="12pt" style:font-weight-complex="bold"/>
    </style:style>
    <style:style style:name="P35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229547"/>
    </style:style>
    <style:style style:name="P3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229547" officeooo:paragraph-rsid="00229547"/>
    </style:style>
    <style:style style:name="P37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23276a"/>
    </style:style>
    <style:style style:name="P38" style:family="paragraph" style:parent-style-name="Standard" style:list-style-name="L1">
      <loext:graphic-properties draw:fill="none"/>
      <style:paragraph-properties fo:margin-left="2.371cm" fo:margin-right="0cm" fo:line-height="100%" fo:text-align="start" style:justify-single-word="false" fo:text-indent="-0.64cm" style:auto-text-indent="false" fo:background-color="transparent"/>
      <style:text-properties fo:font-weight="normal" officeooo:rsid="000e0f04" officeooo:paragraph-rsid="0011fc2e" style:font-weight-asian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1cm" fo:margin-right="0cm" fo:line-height="100%" fo:text-align="start" style:justify-single-word="false" fo:text-indent="0cm" style:auto-text-indent="false" style:page-number="auto" fo:background-color="transparent"/>
      <style:text-properties style:font-name="FreeMono" fo:font-size="12pt" fo:font-weight="normal" officeooo:rsid="000e0f04" officeooo:paragraph-rsid="000e0f04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1cm" fo:margin-right="0cm" fo:line-height="100%" fo:text-align="start" style:justify-single-word="false" fo:text-indent="0cm" style:auto-text-indent="false" fo:background-color="transparent"/>
      <style:text-properties style:font-name="FreeMono" fo:font-size="12pt" fo:font-weight="normal" officeooo:rsid="000e0f04" officeooo:paragraph-rsid="0011fc2e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FreeMono" fo:font-size="12pt" fo:font-weight="normal" officeooo:rsid="000e0f04" officeooo:paragraph-rsid="0011fc2e" style:font-size-asian="12pt" style:font-weight-asian="normal" style:font-size-complex="12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1cm" fo:margin-right="0cm" fo:line-height="100%" fo:text-align="start" style:justify-single-word="false" fo:text-indent="0cm" style:auto-text-indent="false" style:page-number="auto" fo:background-color="transparent"/>
      <style:text-properties style:font-name="FreeMono" fo:font-size="12pt" fo:font-weight="normal" officeooo:rsid="0014a963" officeooo:paragraph-rsid="0014a963" style:font-size-asian="12pt" style:font-weight-asian="normal" style:font-size-complex="12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1cm" fo:margin-right="0cm" fo:line-height="100%" fo:text-align="start" style:justify-single-word="false" fo:text-indent="0cm" style:auto-text-indent="false" style:page-number="auto" fo:background-color="transparent"/>
      <style:text-properties style:font-name="FreeMono" fo:font-size="12pt" fo:font-weight="normal" officeooo:rsid="0014a963" officeooo:paragraph-rsid="0014a963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1cm" fo:margin-right="0cm" fo:line-height="100%" fo:text-align="start" style:justify-single-word="false" fo:text-indent="0cm" style:auto-text-indent="false" fo:background-color="transparent"/>
      <style:text-properties style:font-name="FreeMono" fo:font-size="12pt" fo:font-weight="normal" officeooo:rsid="0014a963" officeooo:paragraph-rsid="0014a963" style:font-size-asian="12pt" style:font-weight-asian="normal" style:font-size-complex="12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1.251cm" fo:margin-right="0cm" fo:line-height="100%" fo:text-align="start" style:justify-single-word="false" fo:text-indent="0cm" style:auto-text-indent="false" style:page-number="auto" fo:background-color="transparent"/>
      <style:text-properties style:font-name="FreeMono" fo:font-size="12pt" fo:font-weight="normal" officeooo:rsid="0015eed1" officeooo:paragraph-rsid="0015eed1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start" style:justify-single-word="false" fo:text-indent="0cm" style:auto-text-indent="false" fo:background-color="transparent"/>
      <style:text-properties style:font-name="FreeMono" fo:font-size="12pt" fo:font-weight="normal" officeooo:rsid="0015eed1" officeooo:paragraph-rsid="0015eed1" style:font-size-asian="12pt" style:font-weight-asian="normal" style:font-size-complex="12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/>
      <style:text-properties style:font-name="FreeMono" fo:font-size="12pt" fo:font-weight="normal" officeooo:rsid="0015eed1" officeooo:paragraph-rsid="0015eed1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style:font-name="FreeMono" fo:font-size="12pt" fo:font-weight="normal" officeooo:rsid="0015eed1" officeooo:paragraph-rsid="00166229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top="0cm" fo:margin-bottom="0cm" style:contextual-spacing="false" fo:line-height="100%" fo:text-align="start" style:justify-single-word="false" fo:background-color="transparent"/>
      <style:text-properties officeooo:paragraph-rsid="0018e96d"/>
    </style:style>
    <style:style style:name="P50" style:family="paragraph" style:parent-style-name="Standard" style:master-page-name="">
      <loext:graphic-properties draw:fill="none"/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/>
      <style:text-properties officeooo:paragraph-rsid="0018e96d"/>
    </style:style>
    <style:style style:name="P51" style:family="paragraph" style:parent-style-name="Standard" style:master-page-name="">
      <loext:graphic-properties draw:fill="none"/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/>
      <style:text-properties officeooo:paragraph-rsid="0018e96d"/>
    </style:style>
    <style:style style:name="P52" style:family="paragraph" style:parent-style-name="Standard" style:master-page-name="">
      <loext:graphic-properties draw:fill="none"/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/>
      <style:text-properties officeooo:paragraph-rsid="0018e96d"/>
    </style:style>
    <style:style style:name="P53" style:family="paragraph" style:parent-style-name="Standard">
      <loext:graphic-properties draw:fill="none"/>
      <style:paragraph-properties fo:margin-top="0cm" fo:margin-bottom="0cm" style:contextual-spacing="false" fo:line-height="100%" fo:text-align="start" style:justify-single-word="false" fo:background-color="transparent"/>
      <style:text-properties officeooo:paragraph-rsid="001bf410"/>
    </style:style>
    <style:style style:name="P54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officeooo:paragraph-rsid="001bf410"/>
    </style:style>
    <style:style style:name="P55" style:family="paragraph" style:parent-style-name="Standard">
      <loext:graphic-properties draw:fill="none"/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officeooo:paragraph-rsid="001bf410"/>
    </style:style>
    <style:style style:name="P56" style:family="paragraph" style:parent-style-name="Standard" style:master-page-name="">
      <loext:graphic-properties draw:fill="none"/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/>
      <style:text-properties officeooo:paragraph-rsid="001bf410"/>
    </style:style>
    <style:style style:name="P57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officeooo:paragraph-rsid="001c6561"/>
    </style:style>
    <style:style style:name="P58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officeooo:paragraph-rsid="0021c1eb"/>
    </style:style>
    <style:style style:name="P59" style:family="paragraph" style:parent-style-name="Standard">
      <style:paragraph-properties fo:line-height="100%" fo:text-align="start" style:justify-single-word="false"/>
      <style:text-properties fo:font-size="14pt" fo:font-weight="normal" officeooo:rsid="000e0f04" officeooo:paragraph-rsid="000e0f04" style:font-size-asian="14pt" style:font-weight-asian="normal" style:font-size-complex="14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font-size="14pt" fo:font-weight="normal" officeooo:rsid="000e0f04" officeooo:paragraph-rsid="0011fc2e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fo:break-before="page" fo:background-color="transparent"/>
      <style:text-properties fo:font-size="14pt" officeooo:paragraph-rsid="001bf410" style:font-size-asian="14pt" style:font-size-complex="14pt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reak-before="page" fo:background-color="transparent"/>
      <style:text-properties style:font-name="Liberation Serif" fo:font-size="14pt" fo:font-weight="normal" officeooo:rsid="0015eed1" officeooo:paragraph-rsid="0015eed1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fo:font-size="12pt" fo:font-weight="normal" officeooo:rsid="000e0f04" officeooo:paragraph-rsid="0011fc2e" style:font-size-asian="12pt" style:font-weight-asian="normal" style:font-size-complex="12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style:font-name="Liberation Serif" fo:font-size="12pt" fo:font-weight="normal" officeooo:rsid="0015eed1" officeooo:paragraph-rsid="0015eed1" style:font-size-asian="12pt" style:font-weight-asian="normal" style:font-size-complex="12pt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style:font-name="Liberation Serif" fo:font-size="12pt" fo:font-weight="normal" officeooo:rsid="0015eed1" officeooo:paragraph-rsid="0015eed1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fo:font-size="12pt" fo:font-weight="normal" officeooo:rsid="0015eed1" officeooo:paragraph-rsid="0015eed1" style:font-size-asian="12pt" style:font-weight-asian="normal" style:font-size-complex="12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style:font-name="Liberation Serif" fo:font-size="12pt" fo:font-weight="normal" officeooo:rsid="0015eed1" officeooo:paragraph-rsid="0015eed1" style:font-size-asian="12pt" style:font-weight-asian="normal" style:font-size-complex="12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1.251cm" fo:margin-right="0cm" fo:line-height="100%" fo:text-align="start" style:justify-single-word="false" fo:text-indent="0cm" style:auto-text-indent="false" style:page-number="auto" fo:background-color="transparent"/>
      <style:text-properties style:font-name="Liberation Serif" fo:font-size="12pt" fo:font-weight="normal" officeooo:rsid="0015eed1" officeooo:paragraph-rsid="0015eed1" style:font-size-asian="12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Liberation Serif" fo:font-size="12pt" fo:font-weight="normal" officeooo:rsid="0015eed1" officeooo:paragraph-rsid="0015eed1" style:font-size-asian="12pt" style:font-weight-asian="normal" style:font-size-complex="12pt" style:font-weight-complex="normal"/>
    </style:style>
    <style:style style:name="P70" style:family="paragraph" style:parent-style-name="Standard" style:list-style-name="L10">
      <loext:graphic-properties draw:fill="none"/>
      <style:paragraph-properties fo:line-height="100%" fo:text-align="start" style:justify-single-word="false" fo:background-color="transparent"/>
      <style:text-properties style:font-name="Liberation Serif" fo:font-size="12pt" fo:font-weight="normal" officeooo:rsid="0015eed1" officeooo:paragraph-rsid="0015eed1" style:font-size-asian="12pt" style:font-weight-asian="normal" style:font-size-complex="12pt" style:font-weight-complex="normal"/>
    </style:style>
    <style:style style:name="P71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officeooo:rsid="0021c1eb" officeooo:paragraph-rsid="0021c1eb"/>
    </style:style>
    <style:style style:name="P72" style:family="paragraph" style:parent-style-name="Standard">
      <style:paragraph-properties fo:line-height="100%" fo:text-align="center" style:justify-single-word="false"/>
      <style:text-properties fo:font-size="12pt" fo:font-weight="bold" officeooo:rsid="000e0f04" officeooo:paragraph-rsid="000e0f04" style:font-size-asian="12pt" style:font-weight-asian="bold" style:font-size-complex="12pt" style:font-weight-complex="bold"/>
    </style:style>
    <style:style style:name="P73" style:family="paragraph" style:parent-style-name="Standard">
      <style:paragraph-properties fo:line-height="100%" fo:text-align="start" style:justify-single-word="false"/>
      <style:text-properties fo:font-size="12pt" fo:font-weight="bold" officeooo:rsid="000e0f04" officeooo:paragraph-rsid="000e0f04" style:font-size-asian="12pt" style:font-weight-asian="bold" style:font-size-complex="12pt" style:font-weight-complex="bold"/>
    </style:style>
    <style:style style:name="P74" style:family="paragraph" style:parent-style-name="Standard">
      <style:paragraph-properties fo:line-height="100%" fo:text-align="center" style:justify-single-word="false"/>
      <style:text-properties fo:font-size="12pt" fo:font-weight="normal" officeooo:rsid="000e0f04" officeooo:paragraph-rsid="000e0f04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line-height="100%" fo:text-align="start" style:justify-single-word="false"/>
      <style:text-properties fo:font-size="12pt" fo:font-weight="normal" officeooo:rsid="000e0f04" officeooo:paragraph-rsid="000e0f04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line-height="100%" fo:text-align="start" style:justify-single-word="false"/>
      <style:text-properties fo:font-size="12pt" fo:font-weight="normal" officeooo:rsid="000e0f04" officeooo:paragraph-rsid="00107598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line-height="100%" fo:text-align="start" style:justify-single-word="false"/>
      <style:text-properties fo:font-size="12pt" fo:font-weight="normal" officeooo:rsid="000e0f04" officeooo:paragraph-rsid="00119316" style:font-size-asian="12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line-height="100%" fo:text-align="start" style:justify-single-word="false"/>
      <style:text-properties fo:font-size="12pt" fo:font-weight="normal" officeooo:rsid="000e0f04" officeooo:paragraph-rsid="00107598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line-height="100%" fo:text-align="start" style:justify-single-word="false"/>
      <style:text-properties fo:font-size="12pt" fo:font-weight="normal" officeooo:rsid="000e0f04" officeooo:paragraph-rsid="0011fc2e" style:font-size-asian="12pt" style:font-weight-asian="normal" style:font-size-complex="12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font-size="12pt" fo:font-weight="normal" officeooo:rsid="000e0f04" officeooo:paragraph-rsid="0011fc2e" style:font-size-asian="12pt" style:font-weight-asian="normal" style:font-size-complex="12pt" style:font-weight-complex="normal"/>
    </style:style>
    <style:style style:name="P81" style:family="paragraph" style:parent-style-name="Standard" style:list-style-name="L1">
      <style:paragraph-properties fo:line-height="100%" fo:text-align="start" style:justify-single-word="false"/>
      <style:text-properties fo:font-size="12pt" fo:font-weight="normal" officeooo:rsid="000e0f04" officeooo:paragraph-rsid="0011fc2e" style:font-size-asian="12pt" style:font-weight-asian="normal" style:font-size-complex="12pt" style:font-weight-complex="normal"/>
    </style:style>
    <style:style style:name="P82" style:family="paragraph" style:parent-style-name="Standard" style:list-style-name="L1">
      <style:paragraph-properties fo:line-height="100%" fo:text-align="start" style:justify-single-word="false" fo:break-before="page"/>
      <style:text-properties fo:font-size="12pt" fo:font-weight="normal" officeooo:rsid="000e0f04" officeooo:paragraph-rsid="0011fc2e" style:font-size-asian="12pt" style:font-weight-asian="normal" style:font-size-complex="12pt" style:font-weight-complex="normal"/>
    </style:style>
    <style:style style:name="P83" style:family="paragraph" style:parent-style-name="Standard" style:list-style-name="">
      <style:paragraph-properties fo:line-height="100%" fo:text-align="start" style:justify-single-word="false"/>
      <style:text-properties fo:font-size="12pt" fo:font-weight="normal" officeooo:rsid="000e0f04" officeooo:paragraph-rsid="0011fc2e" style:font-size-asian="12pt" style:font-weight-asian="normal" style:font-size-complex="12pt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1cm" fo:margin-right="0cm" fo:line-height="100%" fo:text-align="start" style:justify-single-word="false" fo:text-indent="0cm" style:auto-text-indent="false" style:page-number="auto" fo:background-color="transparent"/>
      <style:text-properties fo:font-size="12pt" fo:font-weight="normal" officeooo:rsid="00107598" officeooo:paragraph-rsid="00107598" style:font-size-asian="12pt" style:font-weight-asian="normal" style:font-size-complex="12pt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1cm" fo:margin-right="0cm" fo:line-height="100%" fo:text-align="start" style:justify-single-word="false" fo:text-indent="0cm" style:auto-text-indent="false" style:page-number="auto" fo:background-color="transparent"/>
      <style:text-properties fo:font-size="12pt" fo:font-weight="normal" officeooo:rsid="00107598" officeooo:paragraph-rsid="00107598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line-height="100%" fo:text-align="start" style:justify-single-word="false"/>
      <style:text-properties fo:font-size="12pt" fo:font-weight="normal" officeooo:rsid="00107598" officeooo:paragraph-rsid="00107598" style:font-size-asian="12pt" style:font-weight-asian="normal" style:font-size-complex="12pt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1cm" fo:margin-right="0cm" fo:line-height="100%" fo:text-align="start" style:justify-single-word="false" fo:text-indent="0cm" style:auto-text-indent="false" style:page-number="auto" fo:background-color="transparent"/>
      <style:text-properties fo:font-size="12pt" fo:font-weight="normal" officeooo:rsid="00119316" officeooo:paragraph-rsid="0011fc2e" style:font-size-asian="12pt" style:font-weight-asian="normal" style:font-size-complex="12pt" style:font-weight-complex="normal"/>
    </style:style>
    <style:style style:name="P88" style:family="paragraph" style:parent-style-name="Standard">
      <loext:graphic-properties draw:fill="none"/>
      <style:paragraph-properties fo:margin-left="1cm" fo:margin-right="0cm" fo:line-height="100%" fo:text-align="start" style:justify-single-word="false" fo:text-indent="0cm" style:auto-text-indent="false" fo:background-color="transparent"/>
      <style:text-properties fo:font-size="12pt" fo:font-weight="normal" officeooo:rsid="00119316" officeooo:paragraph-rsid="0011fc2e" style:font-size-asian="12pt" style:font-weight-asian="normal" style:font-size-complex="12pt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1cm" fo:margin-right="0cm" fo:line-height="100%" fo:text-align="start" style:justify-single-word="false" fo:text-indent="0cm" style:auto-text-indent="false" style:page-number="auto" fo:background-color="transparent"/>
      <style:text-properties fo:font-size="12pt" fo:font-weight="normal" officeooo:rsid="0011fc2e" officeooo:paragraph-rsid="0011fc2e" style:font-size-asian="12pt" style:font-weight-asian="normal" style:font-size-complex="12pt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/>
      <style:text-properties fo:font-size="12pt" officeooo:paragraph-rsid="00166229" style:font-size-asian="12pt" style:font-size-complex="12pt"/>
    </style:style>
    <style:style style:name="P91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font-size="12pt" officeooo:paragraph-rsid="0021c1eb" style:font-size-asian="12pt" style:font-size-complex="12pt"/>
    </style:style>
    <style:style style:name="P92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font-size="12pt" officeooo:rsid="0021c1eb" officeooo:paragraph-rsid="0021c1eb" style:font-size-asian="12pt" style:font-size-complex="12pt"/>
    </style:style>
    <style:style style:name="P93" style:family="paragraph" style:parent-style-name="Text_20_body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fo:font-weight="normal" officeooo:rsid="0014a963" officeooo:paragraph-rsid="0014a963" style:font-weight-asian="normal" style:font-weight-complex="normal"/>
    </style:style>
    <style:style style:name="P94" style:family="paragraph" style:parent-style-name="Text_20_body" style:list-style-name="L9">
      <style:paragraph-properties fo:margin-top="0cm" fo:margin-bottom="0cm" style:contextual-spacing="false" fo:line-height="100%"/>
    </style:style>
    <style:style style:name="P95" style:family="paragraph" style:parent-style-name="Text_20_body" style:list-style-name="L23">
      <style:paragraph-properties fo:margin-top="0cm" fo:margin-bottom="0cm" style:contextual-spacing="false" fo:line-height="100%"/>
    </style:style>
    <style:style style:name="P96" style:family="paragraph" style:parent-style-name="Text_20_body" style:list-style-name="L17">
      <style:paragraph-properties fo:line-height="100%"/>
    </style:style>
    <style:style style:name="P97" style:family="paragraph" style:parent-style-name="Text_20_body" style:list-style-name="L17">
      <style:paragraph-properties fo:margin-top="0cm" fo:margin-bottom="0cm" style:contextual-spacing="false" fo:line-height="100%"/>
    </style:style>
    <style:style style:name="P98" style:family="paragraph" style:parent-style-name="Text_20_body" style:list-style-name="L18">
      <loext:graphic-properties draw:fill="none"/>
      <style:paragraph-properties fo:margin-left="1.45cm" fo:margin-right="0cm" fo:margin-top="0cm" fo:margin-bottom="0cm" style:contextual-spacing="false" fo:line-height="100%" fo:text-indent="0cm" style:auto-text-indent="false" fo:background-color="transparent"/>
    </style:style>
    <style:style style:name="P99" style:family="paragraph" style:parent-style-name="Text_20_body" style:list-style-name="L19">
      <loext:graphic-properties draw:fill="none"/>
      <style:paragraph-properties fo:margin-left="1.45cm" fo:margin-right="0cm" fo:margin-top="0cm" fo:margin-bottom="0cm" style:contextual-spacing="false" fo:line-height="100%" fo:text-indent="0cm" style:auto-text-indent="false" fo:background-color="transparent"/>
    </style:style>
    <style:style style:name="P100" style:family="paragraph" style:parent-style-name="Text_20_body" style:list-style-name="L19">
      <loext:graphic-properties draw:fill="none"/>
      <style:paragraph-properties fo:margin-left="1.45cm" fo:margin-right="0cm" fo:line-height="100%" fo:text-indent="0cm" style:auto-text-indent="false" fo:background-color="transparent"/>
    </style:style>
    <style:style style:name="P101" style:family="paragraph" style:parent-style-name="Text_20_body" style:list-style-name="L20">
      <style:paragraph-properties fo:line-height="100%"/>
    </style:style>
    <style:style style:name="P102" style:family="paragraph" style:parent-style-name="Text_20_body" style:list-style-name="L20">
      <style:paragraph-properties fo:margin-top="0cm" fo:margin-bottom="0cm" style:contextual-spacing="false" fo:line-height="100%"/>
    </style:style>
    <style:style style:name="P103" style:family="paragraph" style:parent-style-name="Text_20_body" style:list-style-name="L21">
      <style:paragraph-properties fo:line-height="100%"/>
    </style:style>
    <style:style style:name="P104" style:family="paragraph" style:parent-style-name="Text_20_body" style:list-style-name="L21">
      <style:paragraph-properties fo:margin-top="0cm" fo:margin-bottom="0cm" style:contextual-spacing="false" fo:line-height="100%"/>
    </style:style>
    <style:style style:name="P105" style:family="paragraph" style:parent-style-name="Text_20_body">
      <style:paragraph-properties fo:line-height="100%"/>
    </style:style>
    <style:style style:name="P106" style:family="paragraph" style:parent-style-name="Text_20_body" style:list-style-name="L24">
      <style:paragraph-properties fo:margin-top="0cm" fo:margin-bottom="0cm" style:contextual-spacing="false" fo:line-height="100%"/>
    </style:style>
    <style:style style:name="P107" style:family="paragraph" style:parent-style-name="Text_20_body" style:list-style-name="L24">
      <style:paragraph-properties fo:line-height="100%"/>
    </style:style>
    <style:style style:name="P108" style:family="paragraph" style:parent-style-name="Text_20_body">
      <style:paragraph-properties fo:margin-top="0cm" fo:margin-bottom="0cm" style:contextual-spacing="false" fo:line-height="100%"/>
    </style:style>
    <style:style style:name="P109" style:family="paragraph" style:parent-style-name="Text_20_body">
      <style:paragraph-properties fo:margin-top="0cm" fo:margin-bottom="0cm" style:contextual-spacing="false" fo:line-height="100%"/>
      <style:text-properties officeooo:paragraph-rsid="001e356c"/>
    </style:style>
    <style:style style:name="P110" style:family="paragraph" style:parent-style-name="Text_20_body">
      <style:paragraph-properties fo:margin-top="0cm" fo:margin-bottom="0cm" style:contextual-spacing="false" fo:line-height="100%"/>
      <style:text-properties officeooo:paragraph-rsid="001e3c6f"/>
    </style:style>
    <style:style style:name="P111" style:family="paragraph" style:parent-style-name="Text_20_body" style:list-style-name="L26">
      <style:paragraph-properties fo:line-height="100%"/>
    </style:style>
    <style:style style:name="P112" style:family="paragraph" style:parent-style-name="Text_20_body" style:list-style-name="L26">
      <style:paragraph-properties fo:margin-top="0cm" fo:margin-bottom="0cm" style:contextual-spacing="false" fo:line-height="100%"/>
    </style:style>
    <style:style style:name="P113" style:family="paragraph" style:parent-style-name="Text_20_body">
      <style:paragraph-properties fo:margin-top="0cm" fo:margin-bottom="0cm" style:contextual-spacing="false" fo:line-height="100%"/>
      <style:text-properties officeooo:paragraph-rsid="001ec2dd"/>
    </style:style>
    <style:style style:name="P114" style:family="paragraph" style:parent-style-name="Text_20_body">
      <style:paragraph-properties fo:margin-top="0cm" fo:margin-bottom="0cm" style:contextual-spacing="false" fo:line-height="100%"/>
      <style:text-properties officeooo:paragraph-rsid="00219881"/>
    </style:style>
    <style:style style:name="P115" style:family="paragraph" style:parent-style-name="Text_20_body" style:list-style-name="L27">
      <style:paragraph-properties fo:margin-top="0cm" fo:margin-bottom="0cm" style:contextual-spacing="false" fo:line-height="100%"/>
    </style:style>
    <style:style style:name="P116" style:family="paragraph" style:parent-style-name="Text_20_body" style:list-style-name="L28">
      <style:paragraph-properties fo:margin-top="0cm" fo:margin-bottom="0cm" style:contextual-spacing="false" fo:line-height="100%"/>
    </style:style>
    <style:style style:name="P117" style:family="paragraph" style:parent-style-name="Text_20_body" style:list-style-name="L29">
      <style:paragraph-properties fo:margin-top="0cm" fo:margin-bottom="0cm" style:contextual-spacing="false" fo:line-height="100%"/>
    </style:style>
    <style:style style:name="P118" style:family="paragraph" style:parent-style-name="Text_20_body" style:list-style-name="L30">
      <style:paragraph-properties fo:margin-top="0cm" fo:margin-bottom="0cm" style:contextual-spacing="false" fo:line-height="100%"/>
    </style:style>
    <style:style style:name="P119" style:family="paragraph" style:parent-style-name="Text_20_body" style:list-style-name="L31">
      <style:paragraph-properties fo:margin-top="0cm" fo:margin-bottom="0cm" style:contextual-spacing="false" fo:line-height="100%"/>
    </style:style>
    <style:style style:name="P120" style:family="paragraph" style:parent-style-name="Text_20_body" style:list-style-name="L32">
      <style:paragraph-properties fo:margin-top="0cm" fo:margin-bottom="0cm" style:contextual-spacing="false" fo:line-height="100%"/>
    </style:style>
    <style:style style:name="P121" style:family="paragraph" style:parent-style-name="Text_20_body" style:list-style-name="L33">
      <style:paragraph-properties fo:margin-top="0cm" fo:margin-bottom="0cm" style:contextual-spacing="false" fo:line-height="100%"/>
    </style:style>
    <style:style style:name="P122" style:family="paragraph" style:parent-style-name="Text_20_body" style:list-style-name="L34">
      <style:paragraph-properties fo:margin-top="0cm" fo:margin-bottom="0cm" style:contextual-spacing="false" fo:line-height="100%"/>
    </style:style>
    <style:style style:name="P123" style:family="paragraph" style:parent-style-name="Text_20_body" style:list-style-name="L35">
      <style:paragraph-properties fo:margin-top="0cm" fo:margin-bottom="0cm" style:contextual-spacing="false" fo:line-height="100%"/>
    </style:style>
    <style:style style:name="P124" style:family="paragraph" style:parent-style-name="Text_20_body" style:list-style-name="L36">
      <style:paragraph-properties fo:margin-top="0cm" fo:margin-bottom="0cm" style:contextual-spacing="false" fo:line-height="100%"/>
    </style:style>
    <style:style style:name="P125" style:family="paragraph" style:parent-style-name="Text_20_body" style:list-style-name="L37">
      <style:paragraph-properties fo:margin-top="0cm" fo:margin-bottom="0cm" style:contextual-spacing="false" fo:line-height="100%"/>
    </style:style>
    <style:style style:name="P126" style:family="paragraph" style:parent-style-name="Text_20_body" style:list-style-name="L38">
      <style:paragraph-properties fo:margin-top="0cm" fo:margin-bottom="0cm" style:contextual-spacing="false" fo:line-height="100%"/>
    </style:style>
    <style:style style:name="P127" style:family="paragraph" style:parent-style-name="Text_20_body" style:list-style-name="L39">
      <style:paragraph-properties fo:margin-top="0cm" fo:margin-bottom="0cm" style:contextual-spacing="false" fo:line-height="100%"/>
    </style:style>
    <style:style style:name="P128" style:family="paragraph" style:parent-style-name="Text_20_body" style:list-style-name="L40">
      <style:paragraph-properties fo:margin-top="0cm" fo:margin-bottom="0cm" style:contextual-spacing="false" fo:line-height="100%"/>
    </style:style>
    <style:style style:name="P129" style:family="paragraph" style:parent-style-name="Text_20_body" style:list-style-name="L51">
      <style:paragraph-properties fo:margin-top="0cm" fo:margin-bottom="0cm" style:contextual-spacing="false" fo:line-height="100%"/>
    </style:style>
    <style:style style:name="P130" style:family="paragraph" style:parent-style-name="Text_20_body" style:list-style-name="L51">
      <style:paragraph-properties fo:line-height="100%"/>
    </style:style>
    <style:style style:name="P131" style:family="paragraph" style:parent-style-name="Text_20_body">
      <style:paragraph-properties fo:margin-top="0cm" fo:margin-bottom="0cm" style:contextual-spacing="false" fo:line-height="100%"/>
      <style:text-properties officeooo:paragraph-rsid="0021c1eb"/>
    </style:style>
    <style:style style:name="P132" style:family="paragraph" style:parent-style-name="Text_20_body">
      <style:paragraph-properties fo:line-height="100%"/>
      <style:text-properties fo:font-size="14pt" fo:font-weight="normal" officeooo:rsid="001e356c" style:font-size-asian="14pt" style:font-weight-asian="normal" style:font-size-complex="14pt" style:font-weight-complex="normal"/>
    </style:style>
    <style:style style:name="P133" style:family="paragraph" style:parent-style-name="Text_20_body">
      <style:paragraph-properties fo:line-height="100%" fo:break-before="page"/>
      <style:text-properties fo:font-size="14pt" fo:font-weight="normal" officeooo:rsid="001e356c" style:font-size-asian="14pt" style:font-weight-asian="normal" style:font-size-complex="14pt" style:font-weight-complex="normal"/>
    </style:style>
    <style:style style:name="P134" style:family="paragraph" style:parent-style-name="Text_20_body">
      <loext:graphic-properties draw:fill="none"/>
      <style:paragraph-properties fo:margin-left="1.45cm" fo:margin-right="0cm" fo:line-height="100%" fo:text-indent="0cm" style:auto-text-indent="false" fo:background-color="transparent"/>
      <style:text-properties fo:font-size="12pt" style:font-size-asian="12pt" style:font-size-complex="12pt"/>
    </style:style>
    <style:style style:name="P135" style:family="paragraph" style:parent-style-name="Text_20_body">
      <loext:graphic-properties draw:fill="none"/>
      <style:paragraph-properties fo:margin-left="1.45cm" fo:margin-right="0cm" fo:margin-top="0cm" fo:margin-bottom="0cm" style:contextual-spacing="false" fo:line-height="100%" fo:text-indent="0cm" style:auto-text-indent="false" fo:background-color="transparent"/>
      <style:text-properties fo:font-size="12pt" style:font-size-asian="12pt" style:font-size-complex="12pt"/>
    </style:style>
    <style:style style:name="P136" style:family="paragraph" style:parent-style-name="Text_20_body" style:list-style-name="L17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137" style:family="paragraph" style:parent-style-name="Text_20_body">
      <style:paragraph-properties fo:line-height="100%"/>
      <style:text-properties fo:font-size="12pt" officeooo:paragraph-rsid="001e356c" style:font-size-asian="12pt" style:font-size-complex="12pt"/>
    </style:style>
    <style:style style:name="P138" style:family="paragraph" style:parent-style-name="Text_20_body">
      <style:paragraph-properties fo:margin-top="0cm" fo:margin-bottom="0cm" style:contextual-spacing="false" fo:line-height="100%"/>
      <style:text-properties fo:font-size="12pt" officeooo:paragraph-rsid="001e3c6f" style:font-size-asian="12pt" style:font-size-complex="12pt"/>
    </style:style>
    <style:style style:name="P139" style:family="paragraph" style:parent-style-name="Text_20_body" style:list-style-name="L26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140" style:family="paragraph" style:parent-style-name="Text_20_body" style:list-style-name="L26">
      <style:paragraph-properties fo:line-height="100%"/>
      <style:text-properties fo:font-size="12pt" style:font-size-asian="12pt" style:font-size-complex="12pt"/>
    </style:style>
    <style:style style:name="P141" style:family="paragraph" style:parent-style-name="Text_20_body" style:list-style-name="L68">
      <style:paragraph-properties fo:margin-top="0cm" fo:margin-bottom="0cm" style:contextual-spacing="false"/>
      <style:text-properties fo:font-size="12pt" style:font-size-asian="12pt" style:font-size-complex="12pt"/>
    </style:style>
    <style:style style:name="P142" style:family="paragraph" style:parent-style-name="Text_20_body">
      <style:paragraph-properties fo:margin-top="0cm" fo:margin-bottom="0cm" style:contextual-spacing="false" fo:line-height="100%"/>
      <style:text-properties style:font-name="FreeMono" fo:font-size="12pt" officeooo:rsid="001e3c6f" officeooo:paragraph-rsid="001e3c6f" style:font-size-asian="12pt" style:font-size-complex="12pt"/>
    </style:style>
    <style:style style:name="P143" style:family="paragraph" style:parent-style-name="Text_20_body" style:list-style-name="L64">
      <style:paragraph-properties fo:margin-top="0cm" fo:margin-bottom="0cm" style:contextual-spacing="false"/>
    </style:style>
    <style:style style:name="P144" style:family="paragraph" style:parent-style-name="Text_20_body" style:list-style-name="L65">
      <style:paragraph-properties fo:margin-top="0cm" fo:margin-bottom="0cm" style:contextual-spacing="false"/>
    </style:style>
    <style:style style:name="P145" style:family="paragraph" style:parent-style-name="Text_20_body" style:list-style-name="L66"/>
    <style:style style:name="P146" style:family="paragraph" style:parent-style-name="Text_20_body" style:list-style-name="L66">
      <style:paragraph-properties fo:margin-top="0cm" fo:margin-bottom="0cm" style:contextual-spacing="false"/>
    </style:style>
    <style:style style:name="P147" style:family="paragraph" style:parent-style-name="Text_20_body" style:list-style-name="L67"/>
    <style:style style:name="P148" style:family="paragraph" style:parent-style-name="Text_20_body" style:list-style-name="L67">
      <style:paragraph-properties fo:margin-top="0cm" fo:margin-bottom="0cm" style:contextual-spacing="false"/>
    </style:style>
    <style:style style:name="P149" style:family="paragraph" style:parent-style-name="Text_20_body" style:list-style-name="L68">
      <style:paragraph-properties fo:margin-top="0cm" fo:margin-bottom="0cm" style:contextual-spacing="false"/>
    </style:style>
    <style:style style:name="P150" style:family="paragraph" style:parent-style-name="Text_20_body" style:list-style-name="L70">
      <style:paragraph-properties fo:margin-top="0cm" fo:margin-bottom="0cm" style:contextual-spacing="false"/>
    </style:style>
    <style:style style:name="P151" style:family="paragraph" style:parent-style-name="Text_20_body" style:list-style-name="L71"/>
    <style:style style:name="P152" style:family="paragraph" style:parent-style-name="Text_20_body" style:list-style-name="L71">
      <style:paragraph-properties fo:margin-top="0cm" fo:margin-bottom="0cm" style:contextual-spacing="false"/>
    </style:style>
    <style:style style:name="P153" style:family="paragraph" style:parent-style-name="Text_20_body" style:list-style-name="L72">
      <style:paragraph-properties fo:margin-top="0cm" fo:margin-bottom="0cm" style:contextual-spacing="false"/>
    </style:style>
    <style:style style:name="P154" style:family="paragraph" style:parent-style-name="Text_20_body" style:list-style-name="L73">
      <style:paragraph-properties fo:margin-top="0cm" fo:margin-bottom="0cm" style:contextual-spacing="false"/>
    </style:style>
    <style:style style:name="P155" style:family="paragraph" style:parent-style-name="Text_20_body" style:list-style-name="L74">
      <style:paragraph-properties fo:margin-top="0cm" fo:margin-bottom="0cm" style:contextual-spacing="false"/>
    </style:style>
    <style:style style:name="P156" style:family="paragraph" style:parent-style-name="Text_20_body" style:list-style-name="L75">
      <style:paragraph-properties fo:margin-top="0cm" fo:margin-bottom="0cm" style:contextual-spacing="false"/>
    </style:style>
    <style:style style:name="P157" style:family="paragraph" style:parent-style-name="Text_20_body" style:list-style-name="L76">
      <style:paragraph-properties fo:margin-top="0cm" fo:margin-bottom="0cm" style:contextual-spacing="false"/>
    </style:style>
    <style:style style:name="P158" style:family="paragraph" style:parent-style-name="Text_20_body" style:list-style-name="L77">
      <style:paragraph-properties fo:margin-top="0cm" fo:margin-bottom="0cm" style:contextual-spacing="false"/>
    </style:style>
    <style:style style:name="P159" style:family="paragraph" style:parent-style-name="Text_20_body" style:list-style-name="L78">
      <style:paragraph-properties fo:margin-top="0cm" fo:margin-bottom="0cm" style:contextual-spacing="false"/>
    </style:style>
    <style:style style:name="P160" style:family="paragraph" style:parent-style-name="Text_20_body" style:list-style-name="L79">
      <style:paragraph-properties fo:margin-top="0cm" fo:margin-bottom="0cm" style:contextual-spacing="false"/>
    </style:style>
    <style:style style:name="P161" style:family="paragraph" style:parent-style-name="Text_20_body" style:list-style-name="L80"/>
    <style:style style:name="P162" style:family="paragraph" style:parent-style-name="Text_20_body" style:list-style-name="L81"/>
    <style:style style:name="P163" style:family="paragraph" style:parent-style-name="Text_20_body" style:list-style-name="L82"/>
    <style:style style:name="P16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229547" officeooo:paragraph-rsid="0022954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759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9881" style:font-weight-asian="normal" style:font-weight-complex="normal"/>
    </style:style>
    <style:style style:name="T5" style:family="text">
      <style:text-properties fo:font-weight="normal" officeooo:rsid="0021c1eb" style:font-weight-asian="normal" style:font-weight-complex="normal"/>
    </style:style>
    <style:style style:name="T6" style:family="text">
      <style:text-properties officeooo:rsid="00107598"/>
    </style:style>
    <style:style style:name="T7" style:family="text">
      <style:text-properties style:font-name="FreeMono"/>
    </style:style>
    <style:style style:name="T8" style:family="text">
      <style:text-properties style:font-name="FreeMono" officeooo:rsid="000e0f04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style:font-name="FreeMono" fo:font-weight="normal" officeooo:rsid="001e3c6f" style:font-weight-asian="normal" style:font-weight-complex="normal"/>
    </style:style>
    <style:style style:name="T11" style:family="text">
      <style:text-properties style:font-name="FreeMono" fo:font-weight="normal" officeooo:rsid="0021c1eb" style:font-weight-asian="normal" style:font-weight-complex="normal"/>
    </style:style>
    <style:style style:name="T12" style:family="text">
      <style:text-properties style:font-name="FreeMono" officeooo:rsid="0014a963"/>
    </style:style>
    <style:style style:name="T13" style:family="text">
      <style:text-properties style:font-name="FreeMono" officeooo:rsid="001bf410"/>
    </style:style>
    <style:style style:name="T14" style:family="text">
      <style:text-properties style:font-name="FreeMono" officeooo:rsid="001e3c6f"/>
    </style:style>
    <style:style style:name="T15" style:family="text">
      <style:text-properties style:font-name="FreeMono" fo:font-size="12pt" style:font-size-asian="12pt" style:font-size-complex="12pt"/>
    </style:style>
    <style:style style:name="T16" style:family="text">
      <style:text-properties style:font-name="FreeMono" fo:font-size="12pt" officeooo:rsid="001bf410" style:font-size-asian="12pt" style:font-size-complex="12pt"/>
    </style:style>
    <style:style style:name="T17" style:family="text">
      <style:text-properties style:font-name="FreeMono" fo:font-size="12pt" officeooo:rsid="0018e96d" style:font-size-asian="12pt" style:font-size-complex="12pt"/>
    </style:style>
    <style:style style:name="T18" style:family="text">
      <style:text-properties style:font-name="FreeMono" fo:font-size="12pt" officeooo:rsid="001e3c6f" style:font-size-asian="12pt" style:font-size-complex="12pt"/>
    </style:style>
    <style:style style:name="T19" style:family="text">
      <style:text-properties style:font-name="FreeMono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FreeMono" fo:font-size="12pt" fo:font-weight="normal" officeooo:rsid="001bf410" style:font-size-asian="12pt" style:font-weight-asian="normal" style:font-size-complex="12pt" style:font-weight-complex="normal"/>
    </style:style>
    <style:style style:name="T21" style:family="text">
      <style:text-properties style:font-name="FreeMono" fo:font-size="12pt" fo:font-weight="normal" officeooo:rsid="0020a518" style:font-size-asian="12pt" style:font-weight-asian="normal" style:font-size-complex="12pt" style:font-weight-complex="normal"/>
    </style:style>
    <style:style style:name="T22" style:family="text">
      <style:text-properties style:font-name="FreeMono" fo:font-size="12pt" fo:font-weight="normal" officeooo:rsid="00219881" style:font-size-asian="12pt" style:font-weight-asian="normal" style:font-size-complex="12pt" style:font-weight-complex="normal"/>
    </style:style>
    <style:style style:name="T23" style:family="text">
      <style:text-properties style:font-name="FreeMono" fo:font-size="12pt" fo:font-weight="normal" officeooo:rsid="0023276a" style:font-size-asian="12pt" style:font-weight-asian="normal" style:font-size-complex="12pt" style:font-weight-complex="normal"/>
    </style:style>
    <style:style style:name="T24" style:family="text">
      <style:text-properties officeooo:rsid="00119316"/>
    </style:style>
    <style:style style:name="T25" style:family="text">
      <style:text-properties officeooo:rsid="001222f9"/>
    </style:style>
    <style:style style:name="T26" style:family="text">
      <style:text-properties officeooo:rsid="0012f10f"/>
    </style:style>
    <style:style style:name="T27" style:family="text">
      <style:text-properties style:font-name="Liberation Serif" fo:font-weight="normal" officeooo:rsid="00166229" style:font-weight-asian="normal" style:font-weight-complex="normal"/>
    </style:style>
    <style:style style:name="T2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170e0f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18e96d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1bf410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1e3c6f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229547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23276a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style:font-size-asian="12pt" style:font-size-complex="12pt"/>
    </style:style>
    <style:style style:name="T36" style:family="text">
      <style:text-properties style:font-name="Liberation Serif" fo:font-size="12pt" officeooo:rsid="0018e96d" style:font-size-asian="12pt" style:font-size-complex="12pt"/>
    </style:style>
    <style:style style:name="T37" style:family="text">
      <style:text-properties style:font-name="Liberation Serif" fo:font-size="12pt" officeooo:rsid="001bf410" style:font-size-asian="12pt" style:font-size-complex="12pt"/>
    </style:style>
    <style:style style:name="T38" style:family="text">
      <style:text-properties style:font-name="Liberation Serif" fo:font-size="12pt" fo:font-weight="bold" officeooo:rsid="0018e96d" style:font-size-asian="12pt" style:font-weight-asian="bold" style:font-size-complex="12pt" style:font-weight-complex="bold"/>
    </style:style>
    <style:style style:name="T39" style:family="text">
      <style:text-properties style:font-name="Liberation Serif" fo:font-size="12pt" fo:font-weight="bold" officeooo:rsid="001e3c6f" style:font-size-asian="12pt" style:font-weight-asian="bold" style:font-size-complex="12pt" style:font-weight-complex="bold"/>
    </style:style>
    <style:style style:name="T40" style:family="text">
      <style:text-properties style:font-name="Liberation Serif" fo:font-size="12pt" fo:font-weight="bold" officeooo:rsid="00229547" style:font-size-asian="12pt" style:font-weight-asian="bold" style:font-size-complex="12pt" style:font-weight-complex="bold"/>
    </style:style>
    <style:style style:name="T41" style:family="text">
      <style:text-properties style:font-name="Liberation Serif" fo:font-size="12pt" fo:font-weight="bold" officeooo:rsid="0023276a" style:font-size-asian="12pt" style:font-weight-asian="bold" style:font-size-complex="12pt" style:font-weight-complex="bold"/>
    </style:style>
    <style:style style:name="T42" style:family="text">
      <style:text-properties style:font-name="Liberation Serif" fo:font-size="12pt" officeooo:rsid="00229547" style:font-size-asian="10.5pt" style:font-size-complex="12pt"/>
    </style:style>
    <style:style style:name="T43" style:family="text">
      <style:text-properties officeooo:rsid="00166229"/>
    </style:style>
    <style:style style:name="T44" style:family="text">
      <style:text-properties officeooo:rsid="001bf410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officeooo:rsid="001c6561" style:font-size-asian="12pt" style:font-size-complex="12pt"/>
    </style:style>
    <style:style style:name="T47" style:family="text">
      <style:text-properties fo:font-size="12pt" officeooo:rsid="0018e96d" style:font-size-asian="12pt" style:font-size-complex="12pt"/>
    </style:style>
    <style:style style:name="T48" style:family="text">
      <style:text-properties fo:font-size="12pt" officeooo:rsid="001e356c" style:font-size-asian="12pt" style:font-size-complex="12pt"/>
    </style:style>
    <style:style style:name="T49" style:family="text">
      <style:text-properties fo:font-size="12pt" officeooo:rsid="001ec2dd" style:font-size-asian="12pt" style:font-size-complex="12pt"/>
    </style:style>
    <style:style style:name="T50" style:family="text">
      <style:text-properties fo:font-size="12pt" officeooo:rsid="0020a518" style:font-size-asian="12pt" style:font-size-complex="12pt"/>
    </style:style>
    <style:style style:name="T51" style:family="text">
      <style:text-properties fo:font-size="12pt" fo:font-weight="normal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1e3c6f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20a518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21c1eb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23276a" style:font-size-asian="12pt" style:font-weight-asian="normal" style:font-size-complex="12pt" style:font-weight-complex="normal"/>
    </style:style>
    <style:style style:name="T56" style:family="text">
      <style:text-properties fo:font-size="12pt" fo:font-weight="bold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1c6561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1e3c6f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01ec2dd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21c1eb" style:font-size-asian="12pt" style:font-weight-asian="bold" style:font-size-complex="12pt" style:font-weight-complex="bold"/>
    </style:style>
    <style:style style:name="T61" style:family="text">
      <style:text-properties officeooo:rsid="0020a5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Sample</text:p>
      <text:p text:style-name="P72"><text:line-break/>COMPUTATIONAL STUDY OF NEGATIVE DETERMINANTS IN TRANSCRIPTION</text:p>
      <text:p text:style-name="P72">FACTOR SPECIFICITY EVOLUTION</text:p>
      <text:p text:style-name="P74">EXPLORING STERIC CLASHES, ELECTROSTATIC REPULSION, AND UNPAIRED POLAR ATOMS</text:p>
      <text:p text:style-name="P74"/>
      <text:p text:style-name="P72">Sample Gene RFX1</text:p>
      <text:p text:style-name="P73">1. Introduction to RFX1 Gene.</text:p>
      <text:p text:style-name="P75">Regulatory Factor X1 (RFX1) gene is a member of the RFX transcription factor family, which</text:p>
      <text:p text:style-name="P75">plays a crucial role in regulating gene expression, particularly in immune response,</text:p>
      <text:p text:style-name="P75">neurodevelopment, and cell cycle control. RFX1 contains a conserved winged-helix DNA-binding</text:p>
      <text:p text:style-name="P75">domain, allowing it to bind to cis-regulatory elements in promoter regions and regulate target</text:p>
      <text:p text:style-name="P75">genes. This gene is widely studied for its involvement in transcriptional repression, epigenetic</text:p>
      <text:p text:style-name="P75">modifications, and potential links to diseases such as cancer and neurodevelopmental disorders.</text:p>
      <text:p text:style-name="P75"/>
      <text:p text:style-name="P73">2. Methodology.</text:p>
      <text:p text:style-name="P75">I followed a systematic computational approach to analyze RFX1 orthologs, extract transcription</text:p>
      <text:p text:style-name="P75">factor sequences, identify DNA-binding domains, and construct phylogenetic trees. My pipeline</text:p>
      <text:p text:style-name="P75">includes the following steps:</text:p>
      <text:p text:style-name="P75"/>
      <text:p text:style-name="P59">2.1 Data Collection and Preprocessing.</text:p>
      <text:p text:style-name="P76">1. Creating a Directory Structure:</text:p>
      <text:p text:style-name="P84"><text:s/><text:span text:style-name="T13">B</text:span><text:span text:style-name="T7">ash</text:span></text:p>
      <text:p text:style-name="P84"><text:span text:style-name="T7">mkdir Sample_RFX1 &amp;&amp; cd Sample_RFX1 &amp;&amp; mkdir D.C &amp;&amp; cd D.C &amp;&amp; mkdir Ortholog &amp;&amp; mkdir DBD &amp;&amp; mkdir MSA &amp;&amp; cd Ortholog &amp;&amp; mkdir unzip</text:span></text:p>
      <text:p text:style-name="P86">Explanation:</text:p>
      <text:p text:style-name="P76">I created a directory named <text:span text:style-name="T1">Sample RFX1</text:span>, and within it, a subdirectory <text:span text:style-name="T1">D.C</text:span>, <text:span text:style-name="T6">in that </text:span>I created <text:span text:style-name="T6">3</text:span> directory named <text:span text:style-name="T2">Ortholog </text:span>-&gt; to store ortholog data, <text:span text:style-name="T2">DBD </text:span><text:span text:style-name="T6">-&gt; to store DNA Binding Domain data, </text:span><text:span text:style-name="T2">MSA </text:span><text:span text:style-name="T6">-&gt; to store Multiple Sequence Alignment data, then </text:span><text:span text:style-name="T24">enter </text:span><text:span text:style-name="T6">Ortholog Directory.</text:span></text:p>
      <text:p text:style-name="P76"/>
      <text:p text:style-name="P77">2. Downloading Ortholog Data:</text:p>
      <text:p text:style-name="P77">I executed the following command to retrieve RFX1 orthologs from the NCBI database:</text:p>
      <text:p text:style-name="P87"><text:span text:style-name="T13">B</text:span><text:span text:style-name="T7">ash</text:span></text:p>
      <text:p text:style-name="P88"><text:span text:style-name="T8">datasets download gene symbol RFX1 --ortholog all</text:span></text:p>
      <text:p text:style-name="P76">Explanation:</text:p>
      <text:list text:style-name="L2">
        <text:list-item>
          <text:p text:style-name="P78">datasets is an NCBI command-line tool used to download biological datasets.</text:p>
        </text:list-item>
        <text:list-item>
          <text:p text:style-name="P78"><text:span text:style-name="T7">download gene symbol RFX1</text:span> specifies that I want to download the dataset</text:p>
          <text:p text:style-name="P78">for the RFX1 gene using its symbol.</text:p>
        </text:list-item>
        <text:list-item>
          <text:p text:style-name="P78"><text:span text:style-name="T7">--ortholog all</text:span> ensures that I retrieve ortholog data across multiple species.</text:p>
        </text:list-item>
      </text:list>
      <text:p text:style-name="P73"><text:s/></text:p>
      <text:p text:style-name="P75">3. Extracting Files: <text:line-break/>Since the data is downloaded as a ZIP file, I extracted it using:</text:p>
      <text:p text:style-name="P89"><text:span text:style-name="T13">B</text:span><text:span text:style-name="T7">ash</text:span></text:p>
      <text:p text:style-name="P39">unzip /home/zero/Videos/Sample_RFX1/D.C/Ortholog/ncbi_dataset.zip -d /home/zero/Videos/Sample_RFX1/D.C/Ortholog/unzip</text:p>
      <text:p text:style-name="P79">Explanation:</text:p>
      <text:list text:style-name="L1">
        <text:list-item>
          <text:p text:style-name="P81"><text:span text:style-name="T7">unzip:</text:span> Command to extract the contents of a .zip file.</text:p>
        </text:list-item>
        <text:list-item>
          <text:p text:style-name="P81"><text:span text:style-name="T7">/home/zero/Videos/Sample_RFX1/D.C/Ortholog/ncbi_dataset.zip:</text:span> Path to the zip file.</text:p>
        </text:list-item>
        <text:list-item>
          <text:p text:style-name="P81"><text:span text:style-name="T7">-d /home/zero/Videos/Sample_RFX1/D.C/Ortholog/unzip:</text:span> Specifies the destination directory where the extracted files should be placed.</text:p>
        </text:list-item>
      </text:list>
      <text:p text:style-name="P83"/>
      <text:list text:continue-numbering="true" text:style-name="L1">
        <text:list-item>
          <text:p text:style-name="P82">This results <text:span text:style-name="T26">include multiple files and folder</text:span>:</text:p>
        </text:list-item>
        <text:list-item>
          <text:p text:style-name="P38"><text:span text:style-name="T45">📂 </text:span><text:span text:style-name="Strong_20_Emphasis"><text:span text:style-name="T51">unzip/</text:span></text:span><text:span text:style-name="T45"><text:line-break/>│── 📄 </text:span><text:span text:style-name="Strong_20_Emphasis"><text:span text:style-name="T51">README.md</text:span></text:span><text:span text:style-name="T45"><text:line-break/>│── 📄 </text:span><text:span text:style-name="Strong_20_Emphasis"><text:span text:style-name="T51">md5sum.txt</text:span></text:span><text:span text:style-name="T45"><text:line-break/>│── 📂 </text:span><text:span text:style-name="Strong_20_Emphasis"><text:span text:style-name="T51">ncbi_dataset/</text:span></text:span><text:span text:style-name="T45"><text:line-break/>    │── 📂 </text:span><text:span text:style-name="Strong_20_Emphasis"><text:span text:style-name="T51">data/</text:span></text:span><text:span text:style-name="T45"><text:line-break/>        │── 📄 </text:span><text:span text:style-name="Strong_20_Emphasis"><text:span text:style-name="T51">rna.fna</text:span></text:span><text:span text:style-name="T45"><text:line-break/>        │── 📄 </text:span><text:span text:style-name="Strong_20_Emphasis"><text:span text:style-name="T51">protein.faa</text:span></text:span><text:span text:style-name="T45"><text:line-break/>        │── 📄 </text:span><text:span text:style-name="Strong_20_Emphasis"><text:span text:style-name="T51">data_report.jsonl</text:span></text:span><text:span text:style-name="T45"><text:line-break/>        │── 📄 </text:span><text:span text:style-name="Strong_20_Emphasis"><text:span text:style-name="T51">dataset_catalog.json</text:span></text:span></text:p>
        </text:list-item>
      </text:list>
      <text:p text:style-name="P80"/>
      <text:p text:style-name="P60">2.2 Transcription Factor (TF) Sequence Extraction</text:p>
      <text:p text:style-name="P80">1. I navigated to the d<text:span text:style-name="T25">ata</text:span> directory:</text:p>
      <text:p text:style-name="P42"><text:span text:style-name="T44">B</text:span>ash</text:p>
      <text:p text:style-name="P40"><text:span text:style-name="T25">cd </text:span>/home/zero/Videos/Sample_RFX1/D.C/Ortholog/unzip/ncbi_dataset/data</text:p>
      <text:p text:style-name="P41"/>
      <text:p text:style-name="P63">2. I extracted transcription factor sequences from protein.faa based on relevant keywords:</text:p>
      <text:p text:style-name="P42"><text:span text:style-name="T44">B</text:span>ash</text:p>
      <text:p text:style-name="P44">awk '</text:p>
      <text:p text:style-name="P44"><text:s text:c="4"/>/^&gt;/ {header=$0; next} <text:s/></text:p>
      <text:p text:style-name="P44"><text:s text:c="4"/>/transcription factor|TF|DNA-binding|zinc finger|helix-turn-helix|homeobox/ {print header; print; capture=1; next}</text:p>
      <text:p text:style-name="P44"><text:s text:c="4"/>capture {print}</text:p>
      <text:p text:style-name="P44">' protein.faa &gt; TF_sequences.faa</text:p>
      <text:h text:style-name="P6" text:outline-level="3">Explanation:</text:h>
      <text:p text:style-name="P93"><text:span text:style-name="Source_20_Text"><text:span text:style-name="T15">awk</text:span></text:span><text:span text:style-name="T45"> is a powerful text-processing tool in Unix/Linux used for pattern matching, text extraction, and data manipulation. It operates on a line-by-line basis and processes text based on defined patterns and actions.</text:span></text:p>
      <text:list text:style-name="L9">
        <text:list-item>
          <text:p text:style-name="P94"><text:span text:style-name="Source_20_Text"><text:span text:style-name="T15">/^&gt;/ {header=$0; next}</text:span></text:span></text:p>
          <text:list>
            <text:list-item>
              <text:p text:style-name="P94"><text:span text:style-name="T45">When encountering a sequence header (</text:span><text:span text:style-name="Source_20_Text"><text:span text:style-name="T45">&gt;...</text:span></text:span><text:span text:style-name="T45">), store it in the </text:span><text:span text:style-name="Source_20_Text"><text:span text:style-name="T45">header</text:span></text:span><text:span text:style-name="T45"> variable and move to the next line.</text:span></text:p>
            </text:list-item>
          </text:list>
        </text:list-item>
        <text:list-item>
          <text:p text:style-name="P94"><text:span text:style-name="Source_20_Text"><text:span text:style-name="T15">/transcription factor|TF|DNA-binding|zinc finger|helix-turn-helix|homeobox/ {print header; print; capture=1; next}</text:span></text:span></text:p>
          <text:list>
            <text:list-item>
              <text:p text:style-name="P94"><text:span text:style-name="T45">If the line contains any of the listed TF-related keywords, print the stored header and the current line, then activate </text:span><text:span text:style-name="Source_20_Text"><text:span text:style-name="T45">capture=1</text:span></text:span><text:span text:style-name="T45">.</text:span></text:p>
            </text:list-item>
          </text:list>
        </text:list-item>
        <text:list-item>
          <text:p text:style-name="P94"><text:span text:style-name="Source_20_Text"><text:span text:style-name="T15">capture {print}</text:span></text:span></text:p>
          <text:list>
            <text:list-item>
              <text:p text:style-name="P94"><text:span text:style-name="T45">If </text:span><text:span text:style-name="Source_20_Text"><text:span text:style-name="T45">capture=1</text:span></text:span><text:span text:style-name="T45"> (i.e., we found a TF keyword), print the entire sequence until the next header is encountered.</text:span></text:p>
            </text:list-item>
          </text:list>
        </text:list-item>
      </text:list>
      <text:p text:style-name="P64">3. Copy <text:span text:style-name="T12">TF_sequences.faa </text:span>to the <text:span text:style-name="T1">DBD </text:span><text:s/>directory:</text:p>
      <text:p text:style-name="P68"><text:span text:style-name="T13">B</text:span><text:span text:style-name="T7">ash <text:line-break/>cp /home/zero/Videos/Sample_RFX1/D.C/Ortholog/unzip/ncbi_dataset/data/TF_sequences.faa /home/zero/Videos/Sample_RFX1/D.C/DBD</text:span></text:p>
      <text:p text:style-name="P64"/>
      <text:p text:style-name="P66"/>
      <text:p text:style-name="P62">2.3 Identifying DNA-Binding Domains (DBDs)</text:p>
      <text:p text:style-name="P66">1. I ran hmmscan against the Pfam database to identify DNA-binding domains:</text:p>
      <text:p text:style-name="P45"><text:span text:style-name="T44">B</text:span>ash</text:p>
      <text:p text:style-name="P46">hmmscan --tblout DBDs.tsv ~/Pfam-A.hmm TF_sequences.faa</text:p>
      <text:p text:style-name="P64">Explanation:</text:p>
      <text:list text:style-name="L10">
        <text:list-item>
          <text:p text:style-name="P70"><text:span text:style-name="T7">hmmscan</text:span> searches for protein domains in sequences.</text:p>
        </text:list-item>
        <text:list-item>
          <text:p text:style-name="P70"><text:span text:style-name="T7">--tblout DBDs.tsv</text:span> saves the results in a tabular format.</text:p>
        </text:list-item>
        <text:list-item>
          <text:p text:style-name="P70"><text:span text:style-name="T7">~/Pfam-A.hmm</text:span> specifies the Pfam database containing DNA-binding domains.</text:p>
        </text:list-item>
        <text:list-item>
          <text:p text:style-name="P70"><text:span text:style-name="T7">TF_sequences.faa </text:span>is my input file containing transcription factor sequences.</text:p>
        </text:list-item>
      </text:list>
      <text:p text:style-name="P69"/>
      <text:p text:style-name="P69">2. I filtered relevant DNA-binding domains (DBDs):</text:p>
      <text:p text:style-name="P47"><text:span text:style-name="T44">B</text:span>a<text:span text:style-name="T43">sh</text:span></text:p>
      <text:p text:style-name="P48">grep -E "PF00096|PF00172|PF00176|PF00319|PF00439|PF00847|PF01429|PF02178|PF02365|PF07716|PF02257|" DBDs.tsv &gt; filtered_DBD.tsv</text:p>
      <text:p text:style-name="P90"><text:span text:style-name="T27">Explanation:</text:span></text:p>
      <text:list xml:id="list2865386294" text:style-name="L17">
        <text:list-item>
          <text:p text:style-name="P96"><text:span text:style-name="Strong_20_Emphasis"><text:span text:style-name="Source_20_Text"><text:span text:style-name="T19">grep</text:span></text:span></text:span></text:p>
          <text:list>
            <text:list-item>
              <text:p text:style-name="P97"><text:span text:style-name="Source_20_Text"><text:span text:style-name="T45">grep</text:span></text:span><text:span text:style-name="T45"> is used to search for patterns in a file. </text:span></text:p>
            </text:list-item>
          </text:list>
        </text:list-item>
        <text:list-item>
          <text:p text:style-name="P96"><text:span text:style-name="Strong_20_Emphasis"><text:span text:style-name="Source_20_Text"><text:span text:style-name="T51">-</text:span></text:span></text:span><text:span text:style-name="Strong_20_Emphasis"><text:span text:style-name="Source_20_Text"><text:span text:style-name="T19">E</text:span></text:span></text:span><text:span text:style-name="Strong_20_Emphasis"><text:span text:style-name="T19"> (Extended Regular Expressions)</text:span></text:span></text:p>
          <text:list>
            <text:list-item>
              <text:p text:style-name="P97"><text:span text:style-name="T45">The </text:span><text:span text:style-name="Source_20_Text"><text:span text:style-name="T45">-E</text:span></text:span><text:span text:style-name="T45"> flag enables "Extended Regular Expressions" (ERE), allowing the use of the pipe (</text:span><text:span text:style-name="Source_20_Text"><text:span text:style-name="T45">|</text:span></text:span><text:span text:style-name="T45">) operator as an OR condition without escaping it. </text:span></text:p>
            </text:list-item>
          </text:list>
        </text:list-item>
        <text:list-item>
          <text:p text:style-name="P96"><text:span text:style-name="Strong_20_Emphasis"><text:span text:style-name="Source_20_Text"><text:span text:style-name="T19">"PF00096|PF00172|PF00176|PF00319|...|PF02257"</text:span></text:span></text:span></text:p>
          <text:list>
            <text:list-item>
              <text:p text:style-name="P97"><text:span text:style-name="T45">This is a regular expression that searches for any of the listed PFAM domain IDs (</text:span><text:span text:style-name="Source_20_Text"><text:span text:style-name="T45">PF00096</text:span></text:span><text:span text:style-name="T45">, </text:span><text:span text:style-name="Source_20_Text"><text:span text:style-name="T45">PF00172</text:span></text:span><text:span text:style-name="T45">, etc.). </text:span></text:p>
            </text:list-item>
            <text:list-item>
              <text:p text:style-name="P97"><text:span text:style-name="T45">The pipe (</text:span><text:span text:style-name="Source_20_Text"><text:span text:style-name="T45">|</text:span></text:span><text:span text:style-name="T45">) acts as a logical OR, meaning </text:span><text:span text:style-name="Source_20_Text"><text:span text:style-name="T45">grep</text:span></text:span><text:span text:style-name="T45"> will match any line containing </text:span><text:span text:style-name="Strong_20_Emphasis"><text:span text:style-name="T45">at least one</text:span></text:span><text:span text:style-name="T45"> of these domain IDs. </text:span></text:p>
            </text:list-item>
          </text:list>
        </text:list-item>
      </text:list>
      <text:h text:style-name="P9" text:outline-level="3"><text:span text:style-name="Strong_20_Emphasis"><text:span text:style-name="T45">Breaking Down Pfam IDs</text:span></text:span></text:h>
      <text:p text:style-name="P134">A Pfam ID consists of:</text:p>
      <text:list text:style-name="L18">
        <text:list-item>
          <text:p text:style-name="P98"><text:span text:style-name="Strong_20_Emphasis"><text:span text:style-name="T45">Prefix:</text:span></text:span><text:span text:style-name="T45"> </text:span><text:span text:style-name="Source_20_Text"><text:span text:style-name="T45">"PF"</text:span></text:span><text:span text:style-name="T45"> (indicating it belongs to the Pfam database) </text:span></text:p>
        </text:list-item>
        <text:list-item>
          <text:p text:style-name="P98"><text:span text:style-name="Strong_20_Emphasis"><text:span text:style-name="T45">Number:</text:span></text:span><text:span text:style-name="T45"> A unique identifier for the protein domain or family </text:span></text:p>
        </text:list-item>
      </text:list>
      <text:p text:style-name="P135">For example:</text:p>
      <text:list text:style-name="L19">
        <text:list-item>
          <text:p text:style-name="P99"><text:span text:style-name="Source_20_Text"><text:span text:style-name="T45">PF00096</text:span></text:span><text:span text:style-name="T45"> → </text:span><text:span text:style-name="Strong_20_Emphasis"><text:span text:style-name="T45">Homeobox domain</text:span></text:span><text:span text:style-name="T45"> (DNA-binding domain in transcription factors) </text:span></text:p>
        </text:list-item>
        <text:list-item>
          <text:p text:style-name="P99"><text:span text:style-name="Source_20_Text"><text:span text:style-name="T45">PF00172</text:span></text:span><text:span text:style-name="T45"> → </text:span><text:span text:style-name="Strong_20_Emphasis"><text:span text:style-name="T45">bZIP transcription factor</text:span></text:span><text:span text:style-name="T45"> domain </text:span></text:p>
        </text:list-item>
        <text:list-item>
          <text:p text:style-name="P99"><text:span text:style-name="Source_20_Text"><text:span text:style-name="T45">PF00176</text:span></text:span><text:span text:style-name="T45"> → </text:span><text:span text:style-name="Strong_20_Emphasis"><text:span text:style-name="T45">Zinc finger domain</text:span></text:span><text:span text:style-name="T45"> </text:span></text:p>
        </text:list-item>
        <text:list-item>
          <text:p text:style-name="P99"><text:span text:style-name="Source_20_Text"><text:span text:style-name="T45">PF00319</text:span></text:span><text:span text:style-name="T45"> → </text:span><text:span text:style-name="Strong_20_Emphasis"><text:span text:style-name="T45">Nuclear hormone receptor ligand-binding domain</text:span></text:span><text:span text:style-name="T45"> </text:span></text:p>
        </text:list-item>
        <text:list-item>
          <text:p text:style-name="P99"><text:span text:style-name="Source_20_Text"><text:span text:style-name="T45">PF00439</text:span></text:span><text:span text:style-name="T45"> → </text:span><text:span text:style-name="Strong_20_Emphasis"><text:span text:style-name="T45">Basic helix-loop-helix (bHLH) domain</text:span></text:span><text:span text:style-name="T45"> </text:span></text:p>
        </text:list-item>
        <text:list-item>
          <text:p text:style-name="P99"><text:span text:style-name="Source_20_Text"><text:span text:style-name="T45">PF00847</text:span></text:span><text:span text:style-name="T45"> → </text:span><text:span text:style-name="Strong_20_Emphasis"><text:span text:style-name="T45">T-box transcription factor domain</text:span></text:span><text:span text:style-name="T45"> </text:span></text:p>
        </text:list-item>
        <text:list-item>
          <text:p text:style-name="P99"><text:span text:style-name="Source_20_Text"><text:span text:style-name="T45">PF01429</text:span></text:span><text:span text:style-name="T45"> → </text:span><text:span text:style-name="Strong_20_Emphasis"><text:span text:style-name="T45">Forkhead transcription factor domain</text:span></text:span><text:span text:style-name="T45"> </text:span></text:p>
        </text:list-item>
        <text:list-item>
          <text:p text:style-name="P99"><text:span text:style-name="Source_20_Text"><text:span text:style-name="T45">PF02178</text:span></text:span><text:span text:style-name="T45"> → </text:span><text:span text:style-name="Strong_20_Emphasis"><text:span text:style-name="T45">C2H2-type zinc finger domain</text:span></text:span><text:span text:style-name="T45"> </text:span></text:p>
        </text:list-item>
        <text:list-item>
          <text:p text:style-name="P99"><text:span text:style-name="Source_20_Text"><text:span text:style-name="T45">PF02365</text:span></text:span><text:span text:style-name="T45"> → </text:span><text:span text:style-name="Strong_20_Emphasis"><text:span text:style-name="T45">Myb-like DNA-binding domain</text:span></text:span><text:span text:style-name="T45"> </text:span></text:p>
        </text:list-item>
        <text:list-item>
          <text:p text:style-name="P99"><text:span text:style-name="Source_20_Text"><text:span text:style-name="T45">PF07716</text:span></text:span><text:span text:style-name="T45"> → </text:span><text:span text:style-name="Strong_20_Emphasis"><text:span text:style-name="T45">Ets domain (involved in gene regulation)</text:span></text:span><text:span text:style-name="T45"> </text:span></text:p>
        </text:list-item>
        <text:list-item>
          <text:p text:style-name="P100"><text:span text:style-name="Source_20_Text"><text:span text:style-name="T45">PF02257</text:span></text:span><text:span text:style-name="T45"> → </text:span><text:span text:style-name="Strong_20_Emphasis"><text:span text:style-name="T45">HMG (High Mobility Group) DNA-binding domain</text:span></text:span><text:span text:style-name="T45"> </text:span></text:p>
        </text:list-item>
      </text:list>
      <text:list text:continue-list="list2865386294" text:style-name="L17">
        <text:list-item>
          <text:p text:style-name="P96"><text:span text:style-name="Strong_20_Emphasis"><text:span text:style-name="Source_20_Text"><text:span text:style-name="T19">DBDs.tsv</text:span></text:span></text:span></text:p>
          <text:list>
            <text:list-item>
              <text:p text:style-name="P136">This is the input file that contains protein domain data. </text:p>
            </text:list-item>
          </text:list>
        </text:list-item>
        <text:list-item>
          <text:p text:style-name="P96"><text:span text:style-name="Strong_20_Emphasis"><text:span text:style-name="Source_20_Text"><text:span text:style-name="T19">&gt; filtered_DBD.tsv</text:span></text:span></text:span></text:p>
          <text:list>
            <text:list-item>
              <text:p text:style-name="P96"><text:span text:style-name="T45">The </text:span><text:span text:style-name="Source_20_Text"><text:span text:style-name="T45">&gt;</text:span></text:span><text:span text:style-name="T45"> operator redirects the output (matched lines) into a new file called </text:span><text:span text:style-name="Source_20_Text"><text:span text:style-name="T45">filtered_DBD.tsv</text:span></text:span><text:span text:style-name="T45">, instead of printing it to the terminal. </text:span></text:p>
            </text:list-item>
          </text:list>
        </text:list-item>
      </text:list>
      <text:p text:style-name="P49"><text:span text:style-name="T29">3. </text:span><text:span text:style-name="T30">Now I </text:span><text:span text:style-name="T35">extracts the </text:span><text:span text:style-name="Strong_20_Emphasis"><text:span text:style-name="T35">third column</text:span></text:span><text:span text:style-name="T35"> from </text:span><text:span text:style-name="Source_20_Text"><text:span text:style-name="T35">filtered_DBD.tsv</text:span></text:span><text:span text:style-name="T35"> and saves it into </text:span><text:span text:style-name="Source_20_Text"><text:span text:style-name="T35">DBD_sequence_Ids.txt </text:span></text:span><text:span text:style-name="Source_20_Text"><text:span text:style-name="T36">using this command :</text:span></text:span></text:p>
      <text:p text:style-name="P50"><text:span text:style-name="Source_20_Text"><text:span text:style-name="T16">B</text:span></text:span><text:span text:style-name="Source_20_Text"><text:span text:style-name="T17">ash</text:span></text:span><text:span text:style-name="Source_20_Text"><text:span text:style-name="T47"><text:line-break/></text:span></text:span><text:span text:style-name="Source_20_Text"><text:span text:style-name="T17">awk '{print $3}' filtered_DBD.tsv &gt; DBD_sequence_Ids.txt</text:span></text:span></text:p>
      <text:p text:style-name="P49"><text:span text:style-name="Source_20_Text"><text:span text:style-name="T36">Explanation :</text:span></text:span></text:p>
      <text:list text:style-name="L20">
        <text:list-item>
          <text:p text:style-name="P101"><text:soft-page-break/><text:span text:style-name="Strong_20_Emphasis"><text:span text:style-name="Source_20_Text"><text:span text:style-name="T19">awk</text:span></text:span></text:span></text:p>
          <text:list>
            <text:list-item>
              <text:p text:style-name="P102"><text:span text:style-name="Source_20_Text"><text:span text:style-name="T45">awk</text:span></text:span><text:span text:style-name="T45"> is a powerful text-processing tool that operates on columns in a file. </text:span></text:p>
            </text:list-item>
          </text:list>
        </text:list-item>
        <text:list-item>
          <text:p text:style-name="P101"><text:span text:style-name="Strong_20_Emphasis"><text:span text:style-name="Source_20_Text"><text:span text:style-name="T19">'{print $3}'</text:span></text:span></text:span></text:p>
          <text:list>
            <text:list-item>
              <text:p text:style-name="P102"><text:span text:style-name="Source_20_Text"><text:span text:style-name="T45">{print $3}</text:span></text:span><text:span text:style-name="T45"> tells </text:span><text:span text:style-name="Source_20_Text"><text:span text:style-name="T45">awk</text:span></text:span><text:span text:style-name="T45"> to print the </text:span><text:span text:style-name="Strong_20_Emphasis"><text:span text:style-name="T45">third column</text:span></text:span><text:span text:style-name="T45"> (</text:span><text:span text:style-name="Source_20_Text"><text:span text:style-name="T45">$3</text:span></text:span><text:span text:style-name="T45">) of each line in </text:span><text:span text:style-name="Source_20_Text"><text:span text:style-name="T45">filtered_DBD.tsv</text:span></text:span><text:span text:style-name="T45">. </text:span></text:p>
            </text:list-item>
            <text:list-item>
              <text:p text:style-name="P102"><text:span text:style-name="Source_20_Text"><text:span text:style-name="T45">$1</text:span></text:span><text:span text:style-name="T45">, </text:span><text:span text:style-name="Source_20_Text"><text:span text:style-name="T45">$2</text:span></text:span><text:span text:style-name="T45">, </text:span><text:span text:style-name="Source_20_Text"><text:span text:style-name="T45">$3</text:span></text:span><text:span text:style-name="T45">, etc., refer to different columns in a tab- or space-separated file. </text:span></text:p>
            </text:list-item>
          </text:list>
        </text:list-item>
        <text:list-item>
          <text:p text:style-name="P101"><text:span text:style-name="Strong_20_Emphasis"><text:span text:style-name="Source_20_Text"><text:span text:style-name="T19">filtered_DBD.tsv</text:span></text:span></text:span></text:p>
          <text:list>
            <text:list-item>
              <text:p text:style-name="P102"><text:span text:style-name="T45">This is the input file that contains only the filtered sequences (from your previous </text:span><text:span text:style-name="Source_20_Text"><text:span text:style-name="T45">grep</text:span></text:span><text:span text:style-name="T45"> command). </text:span></text:p>
            </text:list-item>
          </text:list>
        </text:list-item>
        <text:list-item>
          <text:p text:style-name="P101"><text:span text:style-name="Strong_20_Emphasis"><text:span text:style-name="Source_20_Text"><text:span text:style-name="T19">&gt; DBD_sequence_IDs.txt</text:span></text:span></text:span></text:p>
          <text:list>
            <text:list-item>
              <text:p text:style-name="P101"><text:span text:style-name="T45">Redirects (</text:span><text:span text:style-name="Source_20_Text"><text:span text:style-name="T45">&gt;</text:span></text:span><text:span text:style-name="T45">) the output (extracted third column) into a new file called </text:span><text:span text:style-name="Source_20_Text"><text:span text:style-name="T45">DBD_sequence_IDs.txt</text:span></text:span><text:span text:style-name="T45">.</text:span></text:p>
            </text:list-item>
          </text:list>
        </text:list-item>
      </text:list>
      <text:p text:style-name="P49"><text:span text:style-name="Source_20_Text"><text:span text:style-name="T36">4. now I </text:span></text:span><text:span text:style-name="Source_20_Text"><text:span text:style-name="Strong_20_Emphasis"><text:span text:style-name="T36">extracts sequences</text:span></text:span></text:span><text:span text:style-name="Source_20_Text"><text:span text:style-name="T36"> from </text:span></text:span><text:span text:style-name="Source_20_Text"><text:span text:style-name="T47">TF_sequences.faa</text:span></text:span><text:span text:style-name="Source_20_Text"><text:span text:style-name="T36"> whose headers match the IDs listed in </text:span></text:span><text:span text:style-name="Source_20_Text"><text:span text:style-name="T47">DBD_sequence_IDs.txt</text:span></text:span><text:span text:style-name="Source_20_Text"><text:span text:style-name="T36"> and saves them in </text:span></text:span><text:span text:style-name="Source_20_Text"><text:span text:style-name="T47">DBD_sequences.faa</text:span></text:span><text:span text:style-name="Source_20_Text"><text:span text:style-name="T36">.</text:span></text:span></text:p>
      <text:p text:style-name="P50"><text:span text:style-name="Source_20_Text"><text:span text:style-name="T17">Bash</text:span></text:span></text:p>
      <text:p text:style-name="P50"><text:span text:style-name="Source_20_Text"><text:span text:style-name="T17">seqkit grep -f DBD_sequence_IDs.txt TF_sequences.faa &gt; DBD_sequences.faa</text:span></text:span></text:p>
      <text:p text:style-name="P49"><text:span text:style-name="Source_20_Text"><text:span text:style-name="T38">Explanation :</text:span></text:span></text:p>
      <text:list text:style-name="L21">
        <text:list-item>
          <text:p text:style-name="P103"><text:span text:style-name="Strong_20_Emphasis"><text:span text:style-name="Source_20_Text"><text:span text:style-name="T19">seqkit grep</text:span></text:span></text:span></text:p>
          <text:list>
            <text:list-item>
              <text:p text:style-name="P104"><text:span text:style-name="Source_20_Text"><text:span text:style-name="T45">seqkit</text:span></text:span><text:span text:style-name="T45"> is a </text:span><text:span text:style-name="Strong_20_Emphasis"><text:span text:style-name="T45">fast and efficient</text:span></text:span><text:span text:style-name="T45"> toolkit for working with FASTA/Q files. </text:span></text:p>
            </text:list-item>
            <text:list-item>
              <text:p text:style-name="P104"><text:span text:style-name="Source_20_Text"><text:span text:style-name="T45">grep</text:span></text:span><text:span text:style-name="T45"> is a subcommand that </text:span><text:span text:style-name="Strong_20_Emphasis"><text:span text:style-name="T45">searches for matching sequences</text:span></text:span><text:span text:style-name="T45"> based on headers. </text:span></text:p>
            </text:list-item>
          </text:list>
        </text:list-item>
        <text:list-item>
          <text:p text:style-name="P103"><text:span text:style-name="Strong_20_Emphasis"><text:span text:style-name="Source_20_Text"><text:span text:style-name="T19">-f DBD_sequence_IDs.txt</text:span></text:span></text:span></text:p>
          <text:list>
            <text:list-item>
              <text:p text:style-name="P104"><text:span text:style-name="Source_20_Text"><text:span text:style-name="T45">-f</text:span></text:span><text:span text:style-name="T45"> (file input mode) tells </text:span><text:span text:style-name="Source_20_Text"><text:span text:style-name="T45">seqkit grep</text:span></text:span><text:span text:style-name="T45"> to read search patterns (sequence IDs) from </text:span><text:span text:style-name="Source_20_Text"><text:span text:style-name="T45">DBD_sequence_IDs.txt</text:span></text:span><text:span text:style-name="T45">. </text:span></text:p>
            </text:list-item>
            <text:list-item>
              <text:p text:style-name="P104"><text:span text:style-name="T45">Each line in </text:span><text:span text:style-name="Source_20_Text"><text:span text:style-name="T45">DBD_sequence_IDs.txt</text:span></text:span><text:span text:style-name="T45"> should contain one sequence ID (matching FASTA headers). </text:span></text:p>
            </text:list-item>
          </text:list>
        </text:list-item>
        <text:list-item>
          <text:p text:style-name="P103"><text:span text:style-name="Strong_20_Emphasis"><text:span text:style-name="Source_20_Text"><text:span text:style-name="T19">TF_sequences.faa</text:span></text:span></text:span></text:p>
          <text:list>
            <text:list-item>
              <text:p text:style-name="P104"><text:span text:style-name="T45">The input </text:span><text:span text:style-name="Strong_20_Emphasis"><text:span text:style-name="T45">FASTA file</text:span></text:span><text:span text:style-name="T45"> containing </text:span><text:span text:style-name="Strong_20_Emphasis"><text:span text:style-name="T45">all transcription factor (TF) sequences</text:span></text:span><text:span text:style-name="T45">. </text:span></text:p>
            </text:list-item>
          </text:list>
        </text:list-item>
        <text:list-item>
          <text:p text:style-name="P103"><text:span text:style-name="Strong_20_Emphasis"><text:span text:style-name="Source_20_Text"><text:span text:style-name="T19">&gt; DBD_sequences.faa</text:span></text:span></text:span></text:p>
          <text:list>
            <text:list-item>
              <text:p text:style-name="P103"><text:span text:style-name="T45">Redirects the output (matching sequences) into a new FASTA file </text:span><text:span text:style-name="Source_20_Text"><text:span text:style-name="T45">DBD_sequences.faa</text:span></text:span><text:span text:style-name="T45">.</text:span></text:p>
            </text:list-item>
          </text:list>
        </text:list-item>
      </text:list>
      <text:p text:style-name="P53"><text:span text:style-name="Source_20_Text"><text:span text:style-name="T37">5. Copy </text:span></text:span><text:span text:style-name="Source_20_Text"><text:span text:style-name="T20">DBD_sequences.faa </text:span></text:span><text:span text:style-name="Source_20_Text"><text:span text:style-name="T31">to MSA directory.</text:span></text:span></text:p>
      <text:p text:style-name="P56"><text:span text:style-name="Source_20_Text"><text:span text:style-name="T20">Bash</text:span></text:span></text:p>
      <text:p text:style-name="P55"><text:span text:style-name="Source_20_Text"><text:span text:style-name="T20">cp /home/zero/Videos/Sample_RFX1/D.C/DBD/DBD_sequences.faa /home/zero/Videos/Sample_RFX1/D.C/MSA</text:span></text:span></text:p>
      <text:p text:style-name="P54"><text:span text:style-name="Source_20_Text"><text:span text:style-name="T20"/></text:span></text:p>
      <text:p text:style-name="P61">2.4 Multiple Sequence Alignment (MSA).</text:p>
      <text:p text:style-name="P57"><text:span text:style-name="T46">Now I </text:span><text:span text:style-name="Strong_20_Emphasis"><text:span text:style-name="T45">performs multiple sequence alignment (MSA)</text:span></text:span><text:span text:style-name="T45"> using </text:span><text:span text:style-name="Strong_20_Emphasis"><text:span text:style-name="T45">MAFFT</text:span></text:span><text:span text:style-name="T45">, then </text:span><text:span text:style-name="Strong_20_Emphasis"><text:span text:style-name="T45">fixes duplicate sequence headers</text:span></text:span><text:span text:style-name="T45"> using </text:span><text:span text:style-name="Source_20_Text"><text:span text:style-name="T45">awk</text:span></text:span><text:span text:style-name="T45">.</text:span></text:p>
      <text:p text:style-name="P57"><text:span text:style-name="Strong_20_Emphasis"><text:span text:style-name="T45">Step 1: MAFFT - Multiple Sequence Alignment</text:span></text:span></text:p>
      <text:p text:style-name="P16"><text:span text:style-name="T61">B</text:span>ash</text:p>
      <text:p text:style-name="P17"><text:span text:style-name="Source_20_Text"><text:span text:style-name="T15">mafft --auto --reorder --inputorder DBD_sequences.faa &gt; DBD_MSA_full.fasta</text:span></text:span></text:p>
      <text:h text:style-name="P8" text:outline-level="3"><text:span text:style-name="Strong_20_Emphasis"><text:span text:style-name="T57">Explanation:</text:span></text:span></text:h>
      <text:list text:style-name="L23">
        <text:list-item>
          <text:p text:style-name="P95"><text:span text:style-name="Strong_20_Emphasis"><text:span text:style-name="Source_20_Text"><text:span text:style-name="T19">mafft</text:span></text:span></text:span><text:span text:style-name="T45"> → Performs multiple sequence alignment. </text:span></text:p>
        </text:list-item>
        <text:list-item>
          <text:p text:style-name="P95"><text:span text:style-name="Strong_20_Emphasis"><text:span text:style-name="Source_20_Text"><text:span text:style-name="T19">--auto</text:span></text:span></text:span><text:span text:style-name="T45"> → Automatically selects the best alignment strategy. </text:span></text:p>
        </text:list-item>
        <text:list-item>
          <text:p text:style-name="P95"><text:span text:style-name="Strong_20_Emphasis"><text:span text:style-name="Source_20_Text"><text:span text:style-name="T19">--reorder</text:span></text:span></text:span><text:span text:style-name="T45"> → Reorders the output based on similarity. </text:span></text:p>
        </text:list-item>
        <text:list-item>
          <text:p text:style-name="P95"><text:span text:style-name="Strong_20_Emphasis"><text:span text:style-name="Source_20_Text"><text:span text:style-name="T19">--inputorder</text:span></text:span></text:span><text:span text:style-name="T45"> → Keeps sequences in the input order (instead of clustering them first). </text:span></text:p>
        </text:list-item>
        <text:list-item>
          <text:p text:style-name="P95"><text:span text:style-name="Strong_20_Emphasis"><text:span text:style-name="Source_20_Text"><text:span text:style-name="T19">DBD_sequences.faa</text:span></text:span></text:span><text:span text:style-name="T45"> → Input FASTA file containing DNA-binding domain (DBD) sequences. </text:span></text:p>
        </text:list-item>
        <text:list-item>
          <text:p text:style-name="P95"><text:span text:style-name="Strong_20_Emphasis"><text:span text:style-name="Source_20_Text"><text:span text:style-name="T19">&gt; DBD_MSA_full.fasta</text:span></text:span></text:span><text:span text:style-name="T19"> </text:span><text:span text:style-name="T45">→ Saves the aligned sequences into </text:span><text:span text:style-name="Source_20_Text"><text:span text:style-name="T45">DBD_MSA_full.fasta</text:span></text:span><text:span text:style-name="T45">.</text:span></text:p>
        </text:list-item>
      </text:list>
      <text:h text:style-name="P1" text:outline-level="2"><text:span text:style-name="Strong_20_Emphasis"><text:span text:style-name="T56">Step 2: Fixing Duplicate Sequence Headers Using </text:span></text:span><text:span text:style-name="Strong_20_Emphasis"><text:span text:style-name="Source_20_Text"><text:span text:style-name="T56">awk</text:span></text:span></text:span></text:h>
      <text:p text:style-name="P16"><text:span text:style-name="T61">B</text:span>ash</text:p>
      <text:p text:style-name="P17"><text:span text:style-name="Source_20_Text"><text:span text:style-name="T15">awk '/^&gt;/ {split($0, arr, " "); acc=arr[1]; count[acc]++; if (count[acc] &gt; 1) arr[1] = acc "_" count[acc]; print join(arr); next} {print} function join(a, i, s){s=a[1]; for(i=2; i in a; i++) s=s" "a[i]; return s}' DBD_MSA_full.fasta &gt; DBD_MSA_fixed.fasta</text:span></text:span></text:p>
      <text:h text:style-name="P7" text:outline-level="3"><text:span text:style-name="Strong_20_Emphasis"><text:span text:style-name="T45">What This Does</text:span></text:span></text:h>
      <text:p text:style-name="P108"><text:span text:style-name="T45">This </text:span><text:span text:style-name="Source_20_Text"><text:span text:style-name="T45">awk</text:span></text:span><text:span text:style-name="T45"> script </text:span><text:span text:style-name="Strong_20_Emphasis"><text:span text:style-name="T45">modifies sequence headers</text:span></text:span><text:span text:style-name="T45"> to ensure uniqueness while preserving annotations.</text:span></text:p>
      <text:h text:style-name="P7" text:outline-level="3"><text:span text:style-name="Strong_20_Emphasis"><text:span text:style-name="T45">Breaking It Down</text:span></text:span></text:h>
      <text:list text:style-name="L24">
        <text:list-item>
          <text:p text:style-name="P106"><text:span text:style-name="Strong_20_Emphasis"><text:span text:style-name="Source_20_Text"><text:span text:style-name="T19">/^&gt;/</text:span></text:span></text:span><text:span text:style-name="T19"> </text:span><text:span text:style-name="T45">→ Identifies FASTA headers (lines starting with </text:span><text:span text:style-name="Source_20_Text"><text:span text:style-name="T45">&gt;</text:span></text:span><text:span text:style-name="T45">). </text:span></text:p>
        </text:list-item>
        <text:list-item>
          <text:p text:style-name="P106"><text:span text:style-name="Strong_20_Emphasis"><text:span text:style-name="Source_20_Text"><text:span text:style-name="T19">split($0, arr, " ")</text:span></text:span></text:span><text:span text:style-name="T45"> → Splits the header line into an array </text:span><text:span text:style-name="Source_20_Text"><text:span text:style-name="T45">arr</text:span></text:span><text:span text:style-name="T45"> using </text:span><text:span text:style-name="Strong_20_Emphasis"><text:span text:style-name="T45">spaces</text:span></text:span><text:span text:style-name="T45"> as delimiters. </text:span></text:p>
        </text:list-item>
        <text:list-item>
          <text:p text:style-name="P106"><text:span text:style-name="Strong_20_Emphasis"><text:span text:style-name="Source_20_Text"><text:span text:style-name="T19">acc=arr[1]</text:span></text:span></text:span><text:span text:style-name="T45"> → Extracts the main sequence ID (e.g., </text:span><text:span text:style-name="Source_20_Text"><text:span text:style-name="T45">&gt;XP_026575699.1</text:span></text:span><text:span text:style-name="T45">). </text:span></text:p>
        </text:list-item>
        <text:list-item>
          <text:p text:style-name="P106"><text:span text:style-name="Strong_20_Emphasis"><text:span text:style-name="Source_20_Text"><text:span text:style-name="T19">count[acc]++;</text:span></text:span></text:span><text:span text:style-name="T45"> → Keeps track of how many times this sequence ID appears. </text:span></text:p>
        </text:list-item>
        <text:list-item>
          <text:p text:style-name="P106"><text:span text:style-name="Strong_20_Emphasis"><text:span text:style-name="T19">If </text:span></text:span><text:span text:style-name="Strong_20_Emphasis"><text:span text:style-name="Source_20_Text"><text:span text:style-name="T19">count[acc] &gt; 1</text:span></text:span></text:span><text:span text:style-name="Strong_20_Emphasis"><text:span text:style-name="T19">, append </text:span></text:span><text:span text:style-name="Strong_20_Emphasis"><text:span text:style-name="Source_20_Text"><text:span text:style-name="T19">_X</text:span></text:span></text:span><text:span text:style-name="Strong_20_Emphasis"><text:span text:style-name="T19"> to duplicate headers:</text:span></text:span><text:span text:style-name="T19"> </text:span></text:p>
          <text:list>
            <text:list-item>
              <text:p text:style-name="P106"><text:span text:style-name="T45">First occurrence: </text:span><text:span text:style-name="Source_20_Text"><text:span text:style-name="T45">&gt;XP_026575699.1</text:span></text:span><text:span text:style-name="T45"> </text:span></text:p>
            </text:list-item>
            <text:list-item>
              <text:p text:style-name="P106"><text:span text:style-name="T45">Second occurrence: </text:span><text:span text:style-name="Source_20_Text"><text:span text:style-name="T45">&gt;XP_026575699.1_2</text:span></text:span><text:span text:style-name="T45"> </text:span></text:p>
            </text:list-item>
            <text:list-item>
              <text:p text:style-name="P106"><text:span text:style-name="T45">Third occurrence: </text:span><text:span text:style-name="Source_20_Text"><text:span text:style-name="T45">&gt;XP_026575699.1_3</text:span></text:span><text:span text:style-name="T45"> </text:span></text:p>
            </text:list-item>
          </text:list>
        </text:list-item>
        <text:list-item>
          <text:p text:style-name="P106"><text:span text:style-name="Strong_20_Emphasis"><text:span text:style-name="Source_20_Text"><text:span text:style-name="T19">print join(arr); next</text:span></text:span></text:span><text:span text:style-name="T45"> → Prints the modified header and skips to the next line. </text:span></text:p>
        </text:list-item>
        <text:list-item>
          <text:p text:style-name="P106"><text:span text:style-name="Strong_20_Emphasis"><text:span text:style-name="Source_20_Text"><text:span text:style-name="T19">{print}</text:span></text:span></text:span><text:span text:style-name="T45"> → Prints non-header lines (sequence data) unchanged. </text:span></text:p>
        </text:list-item>
        <text:list-item>
          <text:p text:style-name="P107"><text:span text:style-name="Strong_20_Emphasis"><text:span text:style-name="Source_20_Text"><text:span text:style-name="T19">function join(a, i, s){...}</text:span></text:span></text:span><text:span text:style-name="T45"> → Reconstructs the header line with modifications. </text:span></text:p>
        </text:list-item>
      </text:list>
      <text:p text:style-name="P109"><text:span text:style-name="T48">Step 3: Now I </text:span><text:span text:style-name="T45">navigates directories, creates a new folder (</text:span><text:span text:style-name="Source_20_Text"><text:span text:style-name="T45">Phylogeny</text:span></text:span><text:span text:style-name="T45">), moves into it, and copies an alignment file (</text:span><text:span text:style-name="Source_20_Text"><text:span text:style-name="T45">DBD_MSA_fixed.fasta</text:span></text:span><text:span text:style-name="T45">) into the new folder.<text:line-break/><text:tab/></text:span><text:span text:style-name="T18">Bash</text:span></text:p>
      <text:p text:style-name="P137"><text:span text:style-name="T14"><text:tab/>cd ../../ &amp;&amp; mkdir Phylogeny &amp;&amp; cd Phylogeny &amp;&amp; cp /home/zero/Videos/Sample_RFX1/D.C/MSA/DBD_MSA_fixed.fasta <text:s/>/home/zero/Videos/Sample_RFX1/Phylogeny</text:span></text:p>
      <text:p text:style-name="P132"/>
      <text:p text:style-name="P133">2.5 Phylogenetic Tree Construction.</text:p>
      <text:p text:style-name="P110"><text:span text:style-name="T58">Step 1: </text:span><text:span text:style-name="T52">Now I </text:span><text:span text:style-name="Strong_20_Emphasis"><text:span text:style-name="T45">replaces spaces with underscores (</text:span></text:span><text:span text:style-name="Strong_20_Emphasis"><text:span text:style-name="Source_20_Text"><text:span text:style-name="T45">_</text:span></text:span></text:span><text:span text:style-name="Strong_20_Emphasis"><text:span text:style-name="T45">)</text:span></text:span><text:span text:style-name="T45"> in the file </text:span><text:span text:style-name="Source_20_Text"><text:span text:style-name="T15">DBD_MSA_fixed.fasta</text:span></text:span><text:span text:style-name="T45"> and saves the modified version as </text:span><text:span text:style-name="Source_20_Text"><text:span text:style-name="T15">DBD_MSA_fixed_no_spaces.fasta</text:span></text:span><text:span text:style-name="T45">.</text:span></text:p>
      <text:p text:style-name="P142"><text:tab/>Bash</text:p>
      <text:p text:style-name="P142"><text:tab/>sed 's/ /_/g' DBD_MSA_fixed.fasta &gt; DBD_MSA_fixed_no_spaces.fasta</text:p>
      <text:p text:style-name="P110"><text:span text:style-name="T39">Step 2: </text:span><text:span text:style-name="T32">Now I </text:span><text:span text:style-name="Strong_20_Emphasis"><text:span text:style-name="T45">build a phylogenetic tree</text:span></text:span><text:span text:style-name="T51"> from a multiple sequence alignment (</text:span><text:span text:style-name="Source_20_Text"><text:span text:style-name="T51">DBD_MSA_fixed_no_spaces.fasta</text:span></text:span><text:span text:style-name="T51">) using </text:span><text:span text:style-name="Strong_20_Emphasis"><text:span text:style-name="T45">FastTree</text:span></text:span><text:span text:style-name="T51"> and saves the tree in </text:span><text:span text:style-name="Strong_20_Emphasis"><text:span text:style-name="T45">Newick format</text:span></text:span><text:span text:style-name="T51"> (</text:span><text:span text:style-name="Source_20_Text"><text:span text:style-name="T51">DBD_phylogenetic_tree.nwk</text:span></text:span><text:span text:style-name="T51">).</text:span></text:p>
      <text:p text:style-name="P138"><text:span text:style-name="T3"><text:tab/></text:span><text:span text:style-name="T10">Bash</text:span></text:p>
      <text:p text:style-name="P138"><text:span text:style-name="T10"><text:tab/>FastTree -gamma -nome DBD_MSA_fixed_no_spaces.fasta &gt; <text:tab/>DBD_phylogenetic_tree.nwk</text:span></text:p>
      <text:h text:style-name="P11" text:outline-level="3"><text:span text:style-name="Strong_20_Emphasis"><text:span text:style-name="T49">Explanation:</text:span></text:span></text:h>
      <text:list text:style-name="L26">
        <text:list-item>
          <text:p text:style-name="P112"><text:span text:style-name="Strong_20_Emphasis"><text:span text:style-name="Source_20_Text"><text:span text:style-name="T19">FastTree</text:span></text:span></text:span></text:p>
          <text:list>
            <text:list-item>
              <text:p text:style-name="P112"><text:span text:style-name="Strong_20_Emphasis"><text:span text:style-name="T45">FastTree</text:span></text:span><text:span text:style-name="T45"> is a software tool that </text:span><text:span text:style-name="Strong_20_Emphasis"><text:span text:style-name="T45">constructs approximately-maximum-likelihood phylogenetic trees</text:span></text:span><text:span text:style-name="T45"> from multiple sequence alignments (MSA). </text:span></text:p>
            </text:list-item>
            <text:list-item>
              <text:p text:style-name="P112"><text:span text:style-name="T45">It is </text:span><text:span text:style-name="Strong_20_Emphasis"><text:span text:style-name="T45">optimized for large datasets</text:span></text:span><text:span text:style-name="T45"> and faster than traditional methods like </text:span><text:span text:style-name="Strong_20_Emphasis"><text:span text:style-name="T45">RAxML</text:span></text:span><text:span text:style-name="T45"> or </text:span><text:span text:style-name="Strong_20_Emphasis"><text:span text:style-name="T45">IQ-TREE</text:span></text:span><text:span text:style-name="T45">. </text:span></text:p>
            </text:list-item>
          </text:list>
        </text:list-item>
        <text:list-item>
          <text:p text:style-name="P112"><text:span text:style-name="Strong_20_Emphasis"><text:span text:style-name="Source_20_Text"><text:span text:style-name="T19">-gamma</text:span></text:span></text:span></text:p>
          <text:list>
            <text:list-item>
              <text:p text:style-name="P112"><text:span text:style-name="T45">This </text:span><text:span text:style-name="Strong_20_Emphasis"><text:span text:style-name="T45">enables gamma-distributed rate variation</text:span></text:span><text:span text:style-name="T45"> across sites. </text:span></text:p>
            </text:list-item>
            <text:list-item>
              <text:p text:style-name="P139">Different positions in a sequence evolve at different rates (some change faster than others). </text:p>
            </text:list-item>
            <text:list-item>
              <text:p text:style-name="P112"><text:span text:style-name="T45">Using a </text:span><text:span text:style-name="Strong_20_Emphasis"><text:span text:style-name="T45">gamma model</text:span></text:span><text:span text:style-name="T45"> improves accuracy by allowing sites to evolve at different rates. </text:span></text:p>
            </text:list-item>
          </text:list>
        </text:list-item>
        <text:list-item>
          <text:p text:style-name="P111"><text:span text:style-name="Strong_20_Emphasis"><text:span text:style-name="Source_20_Text"><text:span text:style-name="T19">DBD_MSA_fixed_no_spaces.fasta</text:span></text:span></text:span></text:p>
          <text:list>
            <text:list-item>
              <text:p text:style-name="P112"><text:span text:style-name="T45">This is the </text:span><text:span text:style-name="Strong_20_Emphasis"><text:span text:style-name="T45">input file</text:span></text:span><text:span text:style-name="T45">, a FASTA file containing aligned sequences </text:span><text:span text:style-name="Strong_20_Emphasis"><text:span text:style-name="T45">without spaces</text:span></text:span><text:span text:style-name="T45"> in sequence names. </text:span></text:p>
            </text:list-item>
            <text:list-item>
              <text:p text:style-name="P139">Spaces in sequence names can cause issues in phylogenetic software, so they are usually removed beforehand. </text:p>
            </text:list-item>
          </text:list>
        </text:list-item>
        <text:list-item>
          <text:p text:style-name="P111"><text:span text:style-name="Strong_20_Emphasis"><text:span text:style-name="Source_20_Text"><text:span text:style-name="T19">&gt; DBD_phylogenetic_tree.nwk</text:span></text:span></text:span></text:p>
          <text:list>
            <text:list-item>
              <text:p text:style-name="P112"><text:span text:style-name="T45">Redirects (</text:span><text:span text:style-name="Source_20_Text"><text:span text:style-name="T45">&gt;</text:span></text:span><text:span text:style-name="T45">) the output </text:span><text:span text:style-name="Strong_20_Emphasis"><text:span text:style-name="T45">phylogenetic tree</text:span></text:span><text:span text:style-name="T45"> to a file in </text:span><text:span text:style-name="Strong_20_Emphasis"><text:span text:style-name="T45">Newick format</text:span></text:span><text:span text:style-name="T45"> (</text:span><text:span text:style-name="Source_20_Text"><text:span text:style-name="T45">.nwk</text:span></text:span><text:span text:style-name="T45">). </text:span></text:p>
            </text:list-item>
            <text:list-item>
              <text:p text:style-name="P112"><text:span text:style-name="Strong_20_Emphasis"><text:span text:style-name="T45">Newick format</text:span></text:span><text:span text:style-name="T45"> is a standard format for storing phylogenetic trees, used in visualization tools like: </text:span></text:p>
              <text:list>
                <text:list-item>
                  <text:p text:style-name="P139">FigTree </text:p>
                </text:list-item>
                <text:list-item>
                  <text:p text:style-name="P139">iTOL (Interactive Tree of Life) </text:p>
                </text:list-item>
                <text:list-item>
                  <text:p text:style-name="P140">MEGA</text:p>
                </text:list-item>
              </text:list>
            </text:list-item>
          </text:list>
        </text:list-item>
      </text:list>
      <text:p text:style-name="P113"><text:span text:style-name="T59">Step3: </text:span><text:span text:style-name="T53">Now I analyzes a </text:span><text:span text:style-name="Strong_20_Emphasis"><text:span text:style-name="T50">multiple sequence alignment (MSA)</text:span></text:span><text:span text:style-name="T53"> to detect </text:span><text:span text:style-name="Strong_20_Emphasis"><text:span text:style-name="T50">mutations</text:span></text:span><text:span text:style-name="T53"> and classify them based on </text:span><text:span text:style-name="Strong_20_Emphasis"><text:span text:style-name="T50">biochemical properties</text:span></text:span><text:span text:style-name="Strong_20_Emphasis"><text:span text:style-name="T53">, using my script.</text:span></text:span></text:p>
      <text:p text:style-name="P113"><text:span text:style-name="Strong_20_Emphasis"><text:span text:style-name="T53">Python Script: </text:span></text:span><text:span text:style-name="Strong_20_Emphasis"><text:span text:style-name="Source_20_Text"><text:span text:style-name="T21">Detect_mutation.py</text:span></text:span></text:span></text:p>
      <text:p text:style-name="P114"><text:span text:style-name="Source_20_Text"><text:span text:style-name="T22">L</text:span></text:span><text:span text:style-name="Source_20_Text"><text:span text:style-name="T22">ink:</text:span></text:span></text:p>
      <text:p text:style-name="P113"><text:a xlink:type="simple" xlink:href="https://github.com/dronak-cyber/Sample/blob/main/Sample_RFX1/Phylogeny/Detect_mutation.py" text:style-name="Internet_20_link" text:visited-style-name="Visited_20_Internet_20_Link"><text:span text:style-name="T15">https://github.com/dronak-cyber/Sample/blob/main/Sample_RFX1/Phylogeny/Detect_mutation.py</text:span></text:a><text:span text:style-name="T15"><text:line-break/><text:line-break/></text:span><text:span text:style-name="Strong_20_Emphasis"><text:span text:style-name="T45">Detailed Line-by-Line Explanation of </text:span></text:span><text:span text:style-name="Strong_20_Emphasis"><text:span text:style-name="Source_20_Text"><text:span text:style-name="T45">Detect_mutation.py</text:span></text:span></text:span></text:p>
      <text:p text:style-name="P105"><text:span text:style-name="T45">This script analyzes a </text:span><text:span text:style-name="Strong_20_Emphasis"><text:span text:style-name="T45">multiple sequence alignment (MSA)</text:span></text:span><text:span text:style-name="T45"> to detect </text:span><text:span text:style-name="Strong_20_Emphasis"><text:span text:style-name="T45">mutations</text:span></text:span><text:span text:style-name="T45"> and classify them based on </text:span><text:span text:style-name="Strong_20_Emphasis"><text:span text:style-name="T45">biochemical properties</text:span></text:span><text:span text:style-name="T45">.</text:span></text:p>
      <text:h text:style-name="P2" text:outline-level="2"><text:span text:style-name="Strong_20_Emphasis"><text:span text:style-name="T45">1️⃣ Import Required Libraries</text:span></text:span></text:h>
      <text:p text:style-name="P29">python</text:p>
      <text:p text:style-name="P18"><text:span text:style-name="Source_20_Text"><text:span text:style-name="T45">from Bio import AlignIO</text:span></text:span></text:p>
      <text:p text:style-name="P23"><text:span text:style-name="Source_20_Text"><text:span text:style-name="T45">from collections import Counter</text:span></text:span></text:p>
      <text:list text:style-name="L27">
        <text:list-item>
          <text:p text:style-name="P115"><text:span text:style-name="Strong_20_Emphasis"><text:span text:style-name="Source_20_Text"><text:span text:style-name="T45">Bio.AlignIO</text:span></text:span></text:span><text:span text:style-name="T45">: Part of Biopython, used to read alignment files in </text:span><text:span text:style-name="Strong_20_Emphasis"><text:span text:style-name="T45">FASTA</text:span></text:span><text:span text:style-name="T45"> or other formats. </text:span></text:p>
        </text:list-item>
        <text:list-item>
          <text:p text:style-name="P115"><text:span text:style-name="Strong_20_Emphasis"><text:span text:style-name="Source_20_Text"><text:span text:style-name="T45">Counter</text:span></text:span></text:span><text:span text:style-name="T45">: A dictionary subclass that helps count occurrences of elements. </text:span></text:p>
        </text:list-item>
      </text:list>
      <text:h text:style-name="P2" text:outline-level="2"><text:span text:style-name="Strong_20_Emphasis"><text:span text:style-name="T45">2️⃣ Load the Multiple Sequence Alignment (MSA) File</text:span></text:span></text:h>
      <text:p text:style-name="P29">python</text:p>
      <text:p text:style-name="P18"><text:span text:style-name="Source_20_Text"><text:span text:style-name="T45">msa_file = "DBD_MSA_fixed.fasta"</text:span></text:span></text:p>
      <text:p text:style-name="P23"><text:span text:style-name="Source_20_Text"><text:span text:style-name="T45">alignment = AlignIO.read(msa_file, "fasta")</text:span></text:span></text:p>
      <text:list text:style-name="L28">
        <text:list-item>
          <text:p text:style-name="P116"><text:soft-page-break/><text:span text:style-name="Strong_20_Emphasis"><text:span text:style-name="Source_20_Text"><text:span text:style-name="T45">msa_file</text:span></text:span></text:span><text:span text:style-name="T45">: Specifies the </text:span><text:span text:style-name="Strong_20_Emphasis"><text:span text:style-name="T45">input FASTA file</text:span></text:span><text:span text:style-name="T45"> containing aligned protein sequences. </text:span></text:p>
        </text:list-item>
        <text:list-item>
          <text:p text:style-name="P116"><text:span text:style-name="Strong_20_Emphasis"><text:span text:style-name="Source_20_Text"><text:span text:style-name="T45">AlignIO.read(msa_file, "fasta")</text:span></text:span></text:span><text:span text:style-name="T45">: Reads the MSA into an </text:span><text:span text:style-name="Strong_20_Emphasis"><text:span text:style-name="T45">alignment object</text:span></text:span><text:span text:style-name="T45">. </text:span></text:p>
        </text:list-item>
      </text:list>
      <text:h text:style-name="P2" text:outline-level="2"><text:span text:style-name="Strong_20_Emphasis"><text:span text:style-name="T45">3️⃣ Get Sequence Length</text:span></text:span></text:h>
      <text:p text:style-name="P29">python</text:p>
      <text:p text:style-name="P20"><text:span text:style-name="Source_20_Text"><text:span text:style-name="T45">seq_length = alignment.get_alignment_length()</text:span></text:span></text:p>
      <text:list text:style-name="L29">
        <text:list-item>
          <text:p text:style-name="P117"><text:span text:style-name="Strong_20_Emphasis"><text:span text:style-name="Source_20_Text"><text:span text:style-name="T45">alignment.get_alignment_length()</text:span></text:span></text:span><text:span text:style-name="T45">: Returns the </text:span><text:span text:style-name="Strong_20_Emphasis"><text:span text:style-name="T45">number of columns (alignment positions)</text:span></text:span><text:span text:style-name="T45"> in the MSA. </text:span></text:p>
        </text:list-item>
      </text:list>
      <text:h text:style-name="P2" text:outline-level="2"><text:span text:style-name="Strong_20_Emphasis"><text:span text:style-name="T45">4️⃣ Compute Consensus Sequence</text:span></text:span></text:h>
      <text:p text:style-name="P29">python</text:p>
      <text:p text:style-name="P18"><text:span text:style-name="Source_20_Text"><text:span text:style-name="T45">consensus_seq = ""</text:span></text:span></text:p>
      <text:p text:style-name="P22"><text:span text:style-name="Source_20_Text"><text:span text:style-name="T45">for i in range(seq_length):</text:span></text:span></text:p>
      <text:p text:style-name="P22"><text:span text:style-name="Source_20_Text"><text:span text:style-name="T45"><text:s text:c="4"/>column = alignment[:, i] <text:s/># Extract residues at position i</text:span></text:span></text:p>
      <text:p text:style-name="P22"><text:span text:style-name="Source_20_Text"><text:span text:style-name="T45"><text:s text:c="4"/>freq = Counter(column) <text:s text:c="4"/># Count occurrences of each residue</text:span></text:span></text:p>
      <text:p text:style-name="P22"><text:span text:style-name="Source_20_Text"><text:span text:style-name="T45"><text:s text:c="4"/>most_common_residue, _ = freq.most_common(1)[0] <text:s/># Get most common residue</text:span></text:span></text:p>
      <text:p text:style-name="P24"><text:span text:style-name="Source_20_Text"><text:span text:style-name="T45"><text:s text:c="4"/>consensus_seq += most_common_residue</text:span></text:span></text:p>
      <text:h text:style-name="P7" text:outline-level="3"><text:span text:style-name="Strong_20_Emphasis"><text:span text:style-name="T45">Step-by-Step</text:span></text:span></text:h>
      <text:list text:style-name="L30">
        <text:list-item>
          <text:p text:style-name="P118"><text:span text:style-name="T45">Iterates through </text:span><text:span text:style-name="Strong_20_Emphasis"><text:span text:style-name="T45">each column (position)</text:span></text:span><text:span text:style-name="T45"> in the alignment. </text:span></text:p>
        </text:list-item>
        <text:list-item>
          <text:p text:style-name="P118"><text:span text:style-name="T45">Extracts the </text:span><text:span text:style-name="Strong_20_Emphasis"><text:span text:style-name="T45">residues at that position</text:span></text:span><text:span text:style-name="T45">. </text:span></text:p>
        </text:list-item>
        <text:list-item>
          <text:p text:style-name="P118"><text:span text:style-name="T45">Uses </text:span><text:span text:style-name="Source_20_Text"><text:span text:style-name="T45">Counter</text:span></text:span><text:span text:style-name="T45"> to find the </text:span><text:span text:style-name="Strong_20_Emphasis"><text:span text:style-name="T45">most frequent residue</text:span></text:span><text:span text:style-name="T45"> (consensus). </text:span></text:p>
        </text:list-item>
        <text:list-item>
          <text:p text:style-name="P118"><text:span text:style-name="T45">Builds the </text:span><text:span text:style-name="Strong_20_Emphasis"><text:span text:style-name="T45">consensus sequence</text:span></text:span><text:span text:style-name="T45">.</text:span></text:p>
        </text:list-item>
      </text:list>
      <text:h text:style-name="P1" text:outline-level="2"><text:span text:style-name="Strong_20_Emphasis"><text:span text:style-name="T45">5️⃣ Initialize Data Structures</text:span></text:span></text:h>
      <text:p text:style-name="P29">python</text:p>
      <text:p text:style-name="P18"><text:span text:style-name="Source_20_Text"><text:span text:style-name="T45">conserved = []</text:span></text:span></text:p>
      <text:p text:style-name="P22"><text:span text:style-name="Source_20_Text"><text:span text:style-name="T45">variable_sites = {}</text:span></text:span></text:p>
      <text:p text:style-name="P23"><text:span text:style-name="Source_20_Text"><text:span text:style-name="T45">classified_mutations = []</text:span></text:span></text:p>
      <text:list text:style-name="L31">
        <text:list-item>
          <text:p text:style-name="P119"><text:span text:style-name="Strong_20_Emphasis"><text:span text:style-name="Source_20_Text"><text:span text:style-name="T45">conserved</text:span></text:span></text:span><text:span text:style-name="T45">: Stores </text:span><text:span text:style-name="Strong_20_Emphasis"><text:span text:style-name="T45">fully conserved</text:span></text:span><text:span text:style-name="T45"> residues. </text:span></text:p>
        </text:list-item>
        <text:list-item>
          <text:p text:style-name="P119"><text:span text:style-name="Strong_20_Emphasis"><text:span text:style-name="Source_20_Text"><text:span text:style-name="T45">variable_sites</text:span></text:span></text:span><text:span text:style-name="T45">: Stores </text:span><text:span text:style-name="Strong_20_Emphasis"><text:span text:style-name="T45">mutation sites</text:span></text:span><text:span text:style-name="T45">. </text:span></text:p>
        </text:list-item>
        <text:list-item>
          <text:p text:style-name="P119"><text:span text:style-name="Strong_20_Emphasis"><text:span text:style-name="Source_20_Text"><text:span text:style-name="T45">classified_mutations</text:span></text:span></text:span><text:span text:style-name="T45">: Stores </text:span><text:span text:style-name="Strong_20_Emphasis"><text:span text:style-name="T45">mutation types</text:span></text:span><text:span text:style-name="T45">. </text:span></text:p>
        </text:list-item>
      </text:list>
      <text:h text:style-name="P2" text:outline-level="2"><text:span text:style-name="Strong_20_Emphasis"><text:span text:style-name="T45">6️⃣ Define Amino Acid Properties</text:span></text:span></text:h>
      <text:p text:style-name="P29">python</text:p>
      <text:p text:style-name="P18"><text:span text:style-name="Source_20_Text"><text:span text:style-name="T45">bulky_residues = {"W": "Tryptophan (Bulky, Aromatic, Hydrophobic)", ... }</text:span></text:span></text:p>
      <text:p text:style-name="P22"><text:span text:style-name="Source_20_Text"><text:span text:style-name="T45">positive_residues = {"K": "Lysine (Positively charged, Basic, Hydrophilic)", ... }</text:span></text:span></text:p>
      <text:p text:style-name="P22"><text:span text:style-name="Source_20_Text"><text:span text:style-name="T45">negative_residues = {"D": "Aspartic Acid (Negatively charged, Acidic, Hydrophilic)", ... }</text:span></text:span></text:p>
      <text:p text:style-name="P23"><text:span text:style-name="Source_20_Text"><text:span text:style-name="T45">polar_residues = {"S": "Serine (Polar, Uncharged, Hydrophilic)", ... }</text:span></text:span></text:p>
      <text:list text:style-name="L32">
        <text:list-item>
          <text:p text:style-name="P120"><text:span text:style-name="Strong_20_Emphasis"><text:span text:style-name="T45">Categorizes amino acids</text:span></text:span><text:span text:style-name="T45"> based on size, charge, and polarity. </text:span></text:p>
        </text:list-item>
        <text:list-item>
          <text:p text:style-name="P120"><text:span text:style-name="T45">Helps classify mutations based on </text:span><text:span text:style-name="Strong_20_Emphasis"><text:span text:style-name="T45">biochemical changes</text:span></text:span><text:span text:style-name="T45">. </text:span></text:p>
        </text:list-item>
      </text:list>
      <text:h text:style-name="P2" text:outline-level="2"><text:span text:style-name="Strong_20_Emphasis"><text:span text:style-name="T45">7️⃣ Analyze Each Alignment Position</text:span></text:span></text:h>
      <text:p text:style-name="P29">python</text:p>
      <text:p text:style-name="P18"><text:span text:style-name="Source_20_Text"><text:span text:style-name="T45">for i in range(seq_length):</text:span></text:span></text:p>
      <text:p text:style-name="P22"><text:span text:style-name="Source_20_Text"><text:span text:style-name="T45"><text:s text:c="4"/>column = alignment[:, i] <text:s/># Extract residues at position i</text:span></text:span></text:p>
      <text:p text:style-name="P22"><text:span text:style-name="Source_20_Text"><text:span text:style-name="T45"><text:s text:c="4"/>freq = Counter(column) <text:s text:c="4"/># Count occurrences of each residue</text:span></text:span></text:p>
      <text:p text:style-name="P23"><text:span text:style-name="Source_20_Text"><text:span text:style-name="T45"><text:s text:c="4"/>consensus_residue = consensus_seq[i]</text:span></text:span></text:p>
      <text:list text:style-name="L33">
        <text:list-item>
          <text:p text:style-name="P121"><text:span text:style-name="T45">Iterates through </text:span><text:span text:style-name="Strong_20_Emphasis"><text:span text:style-name="T45">each position</text:span></text:span><text:span text:style-name="T45">. </text:span></text:p>
        </text:list-item>
        <text:list-item>
          <text:p text:style-name="P121"><text:span text:style-name="T45">Extracts residues and their </text:span><text:span text:style-name="Strong_20_Emphasis"><text:span text:style-name="T45">frequency distribution</text:span></text:span><text:span text:style-name="T45">. </text:span></text:p>
        </text:list-item>
        <text:list-item>
          <text:p text:style-name="P121"><text:span text:style-name="T45">Stores the </text:span><text:span text:style-name="Strong_20_Emphasis"><text:span text:style-name="T45">consensus residue</text:span></text:span><text:span text:style-name="T45"> at that position. </text:span></text:p>
        </text:list-item>
      </text:list>
      <text:h text:style-name="P2" text:outline-level="2"><text:span text:style-name="Strong_20_Emphasis"><text:span text:style-name="T45">8️⃣ Identify Conserved and Variable Sites</text:span></text:span></text:h>
      <text:p text:style-name="P29">python</text:p>
      <text:p text:style-name="P18"><text:span text:style-name="Source_20_Text"><text:span text:style-name="T45">if len(freq) == 1: <text:s/># All sequences have the same residue</text:span></text:span></text:p>
      <text:p text:style-name="P22"><text:span text:style-name="Source_20_Text"><text:span text:style-name="T45"><text:s text:c="4"/>conserved.append(consensus_residue)</text:span></text:span></text:p>
      <text:p text:style-name="P22"><text:span text:style-name="Source_20_Text"><text:span text:style-name="T45">else: <text:s/># Variable site (mutation)</text:span></text:span></text:p>
      <text:p text:style-name="P23"><text:soft-page-break/><text:span text:style-name="Source_20_Text"><text:span text:style-name="T45"><text:s text:c="4"/>variable_sites[i + 1] = dict(freq) <text:s/># Store site &amp; mutations</text:span></text:span></text:p>
      <text:list text:style-name="L34">
        <text:list-item>
          <text:p text:style-name="P122"><text:span text:style-name="Strong_20_Emphasis"><text:span text:style-name="T45">Conserved Sites</text:span></text:span><text:span text:style-name="T45">: If all sequences have the </text:span><text:span text:style-name="Strong_20_Emphasis"><text:span text:style-name="T45">same</text:span></text:span><text:span text:style-name="T45"> residue at a position, it is </text:span><text:span text:style-name="Strong_20_Emphasis"><text:span text:style-name="T45">fully conserved</text:span></text:span><text:span text:style-name="T45">. </text:span></text:p>
        </text:list-item>
        <text:list-item>
          <text:p text:style-name="P122"><text:span text:style-name="Strong_20_Emphasis"><text:span text:style-name="T45">Variable Sites</text:span></text:span><text:span text:style-name="T45">: If different residues exist, the position is </text:span><text:span text:style-name="Strong_20_Emphasis"><text:span text:style-name="T45">mutated</text:span></text:span><text:span text:style-name="T45">. </text:span></text:p>
        </text:list-item>
      </text:list>
      <text:h text:style-name="P2" text:outline-level="2"><text:span text:style-name="Strong_20_Emphasis"><text:span text:style-name="T45">9️⃣ Classify Mutations</text:span></text:span></text:h>
      <text:p text:style-name="P29">python</text:p>
      <text:p text:style-name="P18"><text:span text:style-name="Source_20_Text"><text:span text:style-name="T45">for residue in freq.keys():</text:span></text:span></text:p>
      <text:p text:style-name="P22"><text:span text:style-name="Source_20_Text"><text:span text:style-name="T45"><text:s text:c="4"/>if residue != consensus_residue:</text:span></text:span></text:p>
      <text:p text:style-name="P22"><text:span text:style-name="Source_20_Text"><text:span text:style-name="T45"><text:s text:c="8"/>mutation_type = "General"</text:span></text:span></text:p>
      <text:p text:style-name="P22"><text:span text:style-name="Source_20_Text"><text:span text:style-name="T45"><text:s text:c="8"/></text:span></text:span></text:p>
      <text:p text:style-name="P22"><text:span text:style-name="Source_20_Text"><text:span text:style-name="T45"><text:s text:c="8"/>if consensus_residue in bulky_residues and residue not in bulky_residues:</text:span></text:span></text:p>
      <text:p text:style-name="P22"><text:span text:style-name="Source_20_Text"><text:span text:style-name="T45"><text:s text:c="12"/>mutation_type = "Steric Clash"</text:span></text:span></text:p>
      <text:p text:style-name="P22"><text:span text:style-name="Source_20_Text"><text:span text:style-name="T45"><text:s text:c="8"/>elif consensus_residue in positive_residues and residue in negative_residues:</text:span></text:span></text:p>
      <text:p text:style-name="P22"><text:span text:style-name="Source_20_Text"><text:span text:style-name="T45"><text:s text:c="12"/>mutation_type = "Electrostatic Repulsion"</text:span></text:span></text:p>
      <text:p text:style-name="P22"><text:span text:style-name="Source_20_Text"><text:span text:style-name="T45"><text:s text:c="8"/>elif consensus_residue in negative_residues and residue in positive_residues:</text:span></text:span></text:p>
      <text:p text:style-name="P22"><text:span text:style-name="Source_20_Text"><text:span text:style-name="T45"><text:s text:c="12"/>mutation_type = "Electrostatic Repulsion"</text:span></text:span></text:p>
      <text:p text:style-name="P22"><text:span text:style-name="Source_20_Text"><text:span text:style-name="T45"><text:s text:c="8"/>elif consensus_residue in polar_residues and residue not in polar_residues:</text:span></text:span></text:p>
      <text:p text:style-name="P22"><text:span text:style-name="Source_20_Text"><text:span text:style-name="T45"><text:s text:c="12"/>mutation_type = "Unpaired Polar Atom"</text:span></text:span></text:p>
      <text:p text:style-name="P22"><text:span text:style-name="Source_20_Text"><text:span text:style-name="T45"><text:s text:c="8"/></text:span></text:span></text:p>
      <text:p text:style-name="P24"><text:span text:style-name="Source_20_Text"><text:span text:style-name="T45"><text:s text:c="8"/>classified_mutations.append(f"Position {i+1}: {consensus_residue} -&gt; {residue} ({mutation_type})")</text:span></text:span></text:p>
      <text:list text:style-name="L35">
        <text:list-item>
          <text:p text:style-name="P123"><text:span text:style-name="Strong_20_Emphasis"><text:span text:style-name="T45">Identifies the type of mutation</text:span></text:span><text:span text:style-name="T45">: </text:span></text:p>
          <text:list>
            <text:list-item>
              <text:p text:style-name="P123"><text:span text:style-name="Strong_20_Emphasis"><text:span text:style-name="T45">Steric Clash</text:span></text:span><text:span text:style-name="T45">: Loss of a </text:span><text:span text:style-name="Strong_20_Emphasis"><text:span text:style-name="T45">bulky residue</text:span></text:span><text:span text:style-name="T45">. </text:span></text:p>
            </text:list-item>
            <text:list-item>
              <text:p text:style-name="P123"><text:span text:style-name="Strong_20_Emphasis"><text:span text:style-name="T45">Electrostatic Repulsion</text:span></text:span><text:span text:style-name="T45">: </text:span><text:span text:style-name="Strong_20_Emphasis"><text:span text:style-name="T45">Charge swap</text:span></text:span><text:span text:style-name="T45"> (e.g., positive to negative). </text:span></text:p>
            </text:list-item>
            <text:list-item>
              <text:p text:style-name="P123"><text:span text:style-name="Strong_20_Emphasis"><text:span text:style-name="T45">Unpaired Polar Atom</text:span></text:span><text:span text:style-name="T45">: Loss of </text:span><text:span text:style-name="Strong_20_Emphasis"><text:span text:style-name="T45">hydrophilic properties</text:span></text:span><text:span text:style-name="T45">. </text:span></text:p>
            </text:list-item>
          </text:list>
        </text:list-item>
      </text:list>
      <text:h text:style-name="P2" text:outline-level="2"><text:span text:style-name="Strong_20_Emphasis"><text:span text:style-name="T45">🔹 Output Results</text:span></text:span></text:h>
      <text:p text:style-name="P29">python</text:p>
      <text:p text:style-name="P18"><text:span text:style-name="Source_20_Text"><text:span text:style-name="T45">print("\n✅ Conserved Residues:")</text:span></text:span></text:p>
      <text:p text:style-name="P24"><text:span text:style-name="Source_20_Text"><text:span text:style-name="T45">print("".join(conserved))</text:span></text:span></text:p>
      <text:list text:style-name="L36">
        <text:list-item>
          <text:p text:style-name="P124"><text:span text:style-name="Strong_20_Emphasis"><text:span text:style-name="T45">Displays fully conserved residues</text:span></text:span><text:span text:style-name="T45">. </text:span></text:p>
        </text:list-item>
      </text:list>
      <text:p text:style-name="P29">python</text:p>
      <text:p text:style-name="P18"><text:span text:style-name="Source_20_Text"><text:span text:style-name="T45">print("\n🔬 Variable Residues (Mutations Across Species):")</text:span></text:span></text:p>
      <text:p text:style-name="P22"><text:span text:style-name="Source_20_Text"><text:span text:style-name="T45">for pos, residues in variable_sites.items():</text:span></text:span></text:p>
      <text:p text:style-name="P24"><text:span text:style-name="Source_20_Text"><text:span text:style-name="T45"><text:s text:c="4"/>print(f"Position {pos}: {residues}")</text:span></text:span></text:p>
      <text:list text:style-name="L37">
        <text:list-item>
          <text:p text:style-name="P125"><text:span text:style-name="Strong_20_Emphasis"><text:span text:style-name="T45">Prints mutation sites</text:span></text:span><text:span text:style-name="T45">. </text:span></text:p>
        </text:list-item>
      </text:list>
      <text:p text:style-name="P29">python</text:p>
      <text:p text:style-name="P29">CopyEdit</text:p>
      <text:p text:style-name="P18"><text:span text:style-name="Source_20_Text"><text:span text:style-name="T45">print("\n🔍 Classified Mutations:")</text:span></text:span></text:p>
      <text:p text:style-name="P22"><text:span text:style-name="Source_20_Text"><text:span text:style-name="T45">for mutation in classified_mutations:</text:span></text:span></text:p>
      <text:p text:style-name="P24"><text:span text:style-name="Source_20_Text"><text:span text:style-name="T45"><text:s text:c="4"/>print(mutation)</text:span></text:span></text:p>
      <text:list text:style-name="L38">
        <text:list-item>
          <text:p text:style-name="P126"><text:span text:style-name="Strong_20_Emphasis"><text:span text:style-name="T45">Prints classified mutations with type</text:span></text:span><text:span text:style-name="T45">. </text:span></text:p>
        </text:list-item>
      </text:list>
      <text:h text:style-name="P2" text:outline-level="2"><text:span text:style-name="Strong_20_Emphasis"><text:span text:style-name="T45">🔹 Save Mutation Data</text:span></text:span></text:h>
      <text:p text:style-name="P29">python</text:p>
      <text:p text:style-name="P18"><text:span text:style-name="Source_20_Text"><text:span text:style-name="T45">with open("mutation_list.txt", "w") as f:</text:span></text:span></text:p>
      <text:p text:style-name="P22"><text:span text:style-name="Source_20_Text"><text:span text:style-name="T45"><text:s text:c="4"/>f.write("Position\tMutation\tType\n")</text:span></text:span></text:p>
      <text:p text:style-name="P22"><text:span text:style-name="Source_20_Text"><text:span text:style-name="T45"><text:s text:c="4"/>for mutation in classified_mutations:</text:span></text:span></text:p>
      <text:p text:style-name="P23"><text:span text:style-name="Source_20_Text"><text:span text:style-name="T45"><text:s text:c="8"/>f.write(mutation + "\n")</text:span></text:span></text:p>
      <text:list text:style-name="L39">
        <text:list-item>
          <text:p text:style-name="P127"><text:span text:style-name="Strong_20_Emphasis"><text:span text:style-name="T45">Saves mutation list to </text:span></text:span><text:span text:style-name="Strong_20_Emphasis"><text:span text:style-name="Source_20_Text"><text:span text:style-name="T45">mutation_list.txt</text:span></text:span></text:span><text:span text:style-name="T45">. </text:span></text:p>
        </text:list-item>
      </text:list>
      <text:p text:style-name="P29">python</text:p>
      <text:p text:style-name="P21"><text:span text:style-name="Source_20_Text"><text:span text:style-name="T45">print("\n📄 Mutation analysis saved to mutation_list.txt")</text:span></text:span></text:p>
      <text:list text:style-name="L40">
        <text:list-item>
          <text:p text:style-name="P128"><text:span text:style-name="Strong_20_Emphasis"><text:span text:style-name="T45">Confirmation message</text:span></text:span><text:span text:style-name="T45">. </text:span></text:p>
        </text:list-item>
      </text:list>
      <text:h text:style-name="P13" text:outline-level="4"><text:soft-page-break/><text:span text:style-name="Strong_20_Emphasis"><text:span text:style-name="T45">Run the Script</text:span></text:span></text:h>
      <text:p text:style-name="P29">bash</text:p>
      <text:p text:style-name="P19"><text:span text:style-name="Source_20_Text"><text:span text:style-name="T45">python3 Detect_mutation.py</text:span></text:span></text:p>
      <text:list text:style-name="L51">
        <text:list-item>
          <text:p text:style-name="P129"><text:span text:style-name="Strong_20_Emphasis"><text:span text:style-name="T45">Ensure you have Biopython installed</text:span></text:span><text:span text:style-name="T45"> (</text:span><text:span text:style-name="Source_20_Text"><text:span text:style-name="T45">pip install biopython</text:span></text:span><text:span text:style-name="T45">). </text:span></text:p>
        </text:list-item>
        <text:list-item>
          <text:p text:style-name="P130"><text:span text:style-name="T45">The script will read </text:span><text:span text:style-name="Strong_20_Emphasis"><text:span text:style-name="Source_20_Text"><text:span text:style-name="T45">DBD_MSA_fixed.fasta</text:span></text:span></text:span><text:span text:style-name="T45">, analyze mutations, and print results.</text:span></text:p>
        </text:list-item>
      </text:list>
      <text:p text:style-name="P58"><text:span text:style-name="T60">Step 4: </text:span><text:span text:style-name="T54">Now I </text:span><text:span text:style-name="Strong_20_Emphasis"><text:span text:style-name="T45">maps mutations onto a phylogenetic tree</text:span></text:span><text:span text:style-name="T51"> and </text:span><text:span text:style-name="Strong_20_Emphasis"><text:span text:style-name="T45">saves the annotated tree as an image</text:span></text:span><text:span text:style-name="T51">. It uses the </text:span><text:span text:style-name="Source_20_Text"><text:span text:style-name="T19">ete3</text:span></text:span><text:span text:style-name="T51"> library for tree visualization, </text:span><text:span text:style-name="T54">by using my script.</text:span></text:p>
      <text:p text:style-name="P91"><text:span text:style-name="T5">Python Script: </text:span><text:span text:style-name="T11">Map_mutation.py</text:span></text:p>
      <text:p text:style-name="P92"><text:span text:style-name="T9">Link: </text:span></text:p>
      <text:p text:style-name="P71"><text:a xlink:type="simple" xlink:href="https://github.com/dronak-cyber/Sample/blob/main/Sample_RFX1/Phylogeny/Map_mutation.py" text:style-name="Internet_20_link" text:visited-style-name="Visited_20_Internet_20_Link"><text:span text:style-name="T19">https://github.com/dronak-cyber/Sample/blob/main/Sample_RFX1/Phylogeny/Map_mutation.py</text:span></text:a></text:p>
      <text:p text:style-name="P92"><text:span text:style-name="T9"/></text:p>
      <text:p text:style-name="P131"><text:span text:style-name="Strong_20_Emphasis"><text:span text:style-name="T35">Detailed Line-by-Line Explanation of </text:span></text:span><text:span text:style-name="Strong_20_Emphasis"><text:span text:style-name="T19">Map_mutation.py</text:span></text:span></text:p>
      <text:h text:style-name="P3" text:outline-level="2"><text:span text:style-name="Strong_20_Emphasis"><text:span text:style-name="T45">1️⃣ Import Required Libraries</text:span></text:span></text:h>
      <text:p text:style-name="P30">python</text:p>
      <text:p text:style-name="P15"><text:span text:style-name="Source_20_Text"><text:span text:style-name="T45">from ete3 import Tree, TextFace</text:span></text:span></text:p>
      <text:list text:style-name="L64">
        <text:list-item>
          <text:p text:style-name="P143"><text:span text:style-name="Strong_20_Emphasis"><text:span text:style-name="Source_20_Text"><text:span text:style-name="T45">ete3.Tree</text:span></text:span></text:span><text:span text:style-name="T45">: Loads and manipulates phylogenetic trees. </text:span></text:p>
        </text:list-item>
        <text:list-item>
          <text:p text:style-name="P143"><text:span text:style-name="Strong_20_Emphasis"><text:span text:style-name="Source_20_Text"><text:span text:style-name="T45">TextFace</text:span></text:span></text:span><text:span text:style-name="T45">: Adds text labels (mutation annotations) to tree nodes. </text:span></text:p>
        </text:list-item>
      </text:list>
      <text:h text:style-name="P5" text:outline-level="2"><text:span text:style-name="Strong_20_Emphasis"><text:span text:style-name="T45">2️⃣ Load the Phylogenetic Tree</text:span></text:span></text:h>
      <text:p text:style-name="P30">python</text:p>
      <text:p text:style-name="P14"><text:span text:style-name="Source_20_Text"><text:span text:style-name="T45">tree_file = "DBD_phylogenetic_tree.nwk"</text:span></text:span></text:p>
      <text:p text:style-name="P28"><text:span text:style-name="Source_20_Text"><text:span text:style-name="T45">tree = Tree(tree_file, format=1)</text:span></text:span></text:p>
      <text:list text:style-name="L65">
        <text:list-item>
          <text:p text:style-name="P144"><text:span text:style-name="Strong_20_Emphasis"><text:span text:style-name="Source_20_Text"><text:span text:style-name="T45">DBD_phylogenetic_tree.nwk</text:span></text:span></text:span><text:span text:style-name="T45">: The input phylogenetic tree in </text:span><text:span text:style-name="Strong_20_Emphasis"><text:span text:style-name="T45">Newick format</text:span></text:span><text:span text:style-name="T45">. </text:span></text:p>
        </text:list-item>
        <text:list-item>
          <text:p text:style-name="P144"><text:span text:style-name="Strong_20_Emphasis"><text:span text:style-name="Source_20_Text"><text:span text:style-name="T45">Tree(tree_file, format=1)</text:span></text:span></text:span><text:span text:style-name="T45">: Loads the tree with </text:span><text:span text:style-name="Strong_20_Emphasis"><text:span text:style-name="T45">format=1</text:span></text:span><text:span text:style-name="T45"> (ensures correct parsing of branch lengths). </text:span></text:p>
        </text:list-item>
      </text:list>
      <text:h text:style-name="P5" text:outline-level="2"><text:span text:style-name="Strong_20_Emphasis"><text:span text:style-name="T45">3️⃣ Load Mutation Data</text:span></text:span></text:h>
      <text:p text:style-name="P30">python</text:p>
      <text:p text:style-name="P14"><text:span text:style-name="Source_20_Text"><text:span text:style-name="T45">mutation_file = "mutation_list.txt"</text:span></text:span></text:p>
      <text:p text:style-name="P25"><text:span text:style-name="Source_20_Text"><text:span text:style-name="T45">mutations = {}</text:span></text:span></text:p>
      <text:p text:style-name="P31"/>
      <text:p text:style-name="P25"><text:span text:style-name="Source_20_Text"><text:span text:style-name="T45">with open(mutation_file, "r") as f:</text:span></text:span></text:p>
      <text:p text:style-name="P25"><text:span text:style-name="Source_20_Text"><text:span text:style-name="T45"><text:s text:c="4"/>for line in f:</text:span></text:span></text:p>
      <text:p text:style-name="P25"><text:span text:style-name="Source_20_Text"><text:span text:style-name="T45"><text:s text:c="8"/>if line.startswith("##") or line.strip() == "" or "Mutation Type" in line:</text:span></text:span></text:p>
      <text:p text:style-name="P25"><text:span text:style-name="Source_20_Text"><text:span text:style-name="T45"><text:s text:c="12"/>continue <text:s/># Skip headers and empty lines</text:span></text:span></text:p>
      <text:p text:style-name="P25"><text:span text:style-name="Source_20_Text"><text:span text:style-name="T45"><text:s text:c="8"/>parts = line.strip().split("\t")</text:span></text:span></text:p>
      <text:p text:style-name="P25"><text:span text:style-name="Source_20_Text"><text:span text:style-name="T45"><text:s text:c="8"/>if len(parts) &gt;= 2:</text:span></text:span></text:p>
      <text:p text:style-name="P25"><text:span text:style-name="Source_20_Text"><text:span text:style-name="T45"><text:s text:c="12"/>position = parts[1] <text:s/># Mutation position</text:span></text:span></text:p>
      <text:p text:style-name="P25"><text:span text:style-name="Source_20_Text"><text:span text:style-name="T45"><text:s text:c="12"/>mutation_desc = parts[2] <text:s/># Mutation details</text:span></text:span></text:p>
      <text:p text:style-name="P28"><text:span text:style-name="Source_20_Text"><text:span text:style-name="T45"><text:s text:c="12"/>mutations[position] = mutation_desc</text:span></text:span></text:p>
      <text:h text:style-name="P10" text:outline-level="3"><text:span text:style-name="Strong_20_Emphasis"><text:span text:style-name="T45">What This Does</text:span></text:span></text:h>
      <text:list text:style-name="L66">
        <text:list-item>
          <text:p text:style-name="P146"><text:span text:style-name="T45">Opens </text:span><text:span text:style-name="Source_20_Text"><text:span text:style-name="T45">mutation_list.txt</text:span></text:span><text:span text:style-name="T45">, which contains </text:span><text:span text:style-name="Strong_20_Emphasis"><text:span text:style-name="T45">mutation information</text:span></text:span><text:span text:style-name="T45">. </text:span></text:p>
        </text:list-item>
        <text:list-item>
          <text:p text:style-name="P146"><text:span text:style-name="Strong_20_Emphasis"><text:span text:style-name="T45">Skips</text:span></text:span><text:span text:style-name="T45"> headers, empty lines, and comments (</text:span><text:span text:style-name="Source_20_Text"><text:span text:style-name="T45">##</text:span></text:span><text:span text:style-name="T45">). </text:span></text:p>
        </text:list-item>
        <text:list-item>
          <text:p text:style-name="P146"><text:span text:style-name="T45">Extracts </text:span><text:span text:style-name="Strong_20_Emphasis"><text:span text:style-name="T45">mutation position</text:span></text:span><text:span text:style-name="T45"> and </text:span><text:span text:style-name="Strong_20_Emphasis"><text:span text:style-name="T45">mutation type</text:span></text:span><text:span text:style-name="T45">. </text:span></text:p>
        </text:list-item>
        <text:list-item>
          <text:p text:style-name="P145"><text:span text:style-name="T45">Stores this data in the </text:span><text:span text:style-name="Source_20_Text"><text:span text:style-name="T45">mutations</text:span></text:span><text:span text:style-name="T45"> dictionary: </text:span></text:p>
          <text:p text:style-name="P32">arduino</text:p>
          <text:p text:style-name="P32">CopyEdit</text:p>
          <text:p text:style-name="P27"><text:span text:style-name="Source_20_Text"><text:span text:style-name="T45">{ "25": "Electrostatic Repulsion", "42": "Steric Clash", ... }</text:span></text:span></text:p>
        </text:list-item>
      </text:list>
      <text:h text:style-name="P5" text:outline-level="2"><text:span text:style-name="Strong_20_Emphasis"><text:span text:style-name="T45">4️⃣ Annotate the Phylogenetic Tree</text:span></text:span></text:h>
      <text:p text:style-name="P30">python</text:p>
      <text:p text:style-name="P14"><text:span text:style-name="Source_20_Text"><text:span text:style-name="T45">for leaf in tree.iter_leaves():</text:span></text:span></text:p>
      <text:p text:style-name="P25"><text:span text:style-name="Source_20_Text"><text:span text:style-name="T45"><text:s text:c="4"/>species = leaf.name <text:s/># Extract species ID</text:span></text:span></text:p>
      <text:p text:style-name="P25"><text:soft-page-break/><text:span text:style-name="Source_20_Text"><text:span text:style-name="T45"><text:s text:c="4"/>if species in mutations:</text:span></text:span></text:p>
      <text:p text:style-name="P25"><text:span text:style-name="Source_20_Text"><text:span text:style-name="T45"><text:s text:c="8"/>mutation_text = mutations[species]</text:span></text:span></text:p>
      <text:p text:style-name="P28"><text:span text:style-name="Source_20_Text"><text:span text:style-name="T45"><text:s text:c="8"/>leaf.add_face(TextFace(f" {mutation_text}", fsize=10, fgcolor="red"), column=0)</text:span></text:span></text:p>
      <text:h text:style-name="P10" text:outline-level="3"><text:span text:style-name="Strong_20_Emphasis"><text:span text:style-name="T45">Step-by-Step</text:span></text:span></text:h>
      <text:list text:style-name="L67">
        <text:list-item>
          <text:p text:style-name="P148"><text:span text:style-name="T45">Iterates through </text:span><text:span text:style-name="Strong_20_Emphasis"><text:span text:style-name="T45">each leaf (species)</text:span></text:span><text:span text:style-name="T45"> in the tree. </text:span></text:p>
        </text:list-item>
        <text:list-item>
          <text:p text:style-name="P148"><text:span text:style-name="T45">Extracts the </text:span><text:span text:style-name="Strong_20_Emphasis"><text:span text:style-name="T45">species name</text:span></text:span><text:span text:style-name="T45"> (leaf node name). </text:span></text:p>
        </text:list-item>
        <text:list-item>
          <text:p text:style-name="P148"><text:span text:style-name="T45">If the species has mutations in </text:span><text:span text:style-name="Source_20_Text"><text:span text:style-name="T45">mutations</text:span></text:span><text:span text:style-name="T45">, it: </text:span></text:p>
          <text:list>
            <text:list-item>
              <text:p text:style-name="P148"><text:span text:style-name="T45">Adds a </text:span><text:span text:style-name="Strong_20_Emphasis"><text:span text:style-name="T45">text annotation</text:span></text:span><text:span text:style-name="T45"> next to the species. </text:span></text:p>
            </text:list-item>
            <text:list-item>
              <text:p text:style-name="P147"><text:span text:style-name="T45">Displays </text:span><text:span text:style-name="Strong_20_Emphasis"><text:span text:style-name="T45">mutation type</text:span></text:span><text:span text:style-name="T45"> in </text:span><text:span text:style-name="Strong_20_Emphasis"><text:span text:style-name="T45">red</text:span></text:span><text:span text:style-name="T45"> (</text:span><text:span text:style-name="Source_20_Text"><text:span text:style-name="T45">fgcolor="red"</text:span></text:span><text:span text:style-name="T45">). </text:span></text:p>
            </text:list-item>
          </text:list>
        </text:list-item>
      </text:list>
      <text:h text:style-name="P4" text:outline-level="2"><text:span text:style-name="Strong_20_Emphasis"><text:span text:style-name="T45">5️⃣ Save the Annotated Tree as an Image</text:span></text:span></text:h>
      <text:p text:style-name="P30">python</text:p>
      <text:p text:style-name="P14"><text:span text:style-name="Source_20_Text"><text:span text:style-name="T45">tree.render("mutation_tree.png", w=800, units="px")</text:span></text:span></text:p>
      <text:p text:style-name="P28"><text:span text:style-name="Source_20_Text"><text:span text:style-name="T45">print("📄 Mutation tree saved as mutation_tree.png")</text:span></text:span></text:p>
      <text:list text:style-name="L68">
        <text:list-item>
          <text:p text:style-name="P149"><text:span text:style-name="T45">Saves the annotated tree as </text:span><text:span text:style-name="Strong_20_Emphasis"><text:span text:style-name="Source_20_Text"><text:span text:style-name="T45">mutation_tree.png</text:span></text:span></text:span><text:span text:style-name="T45">. </text:span></text:p>
        </text:list-item>
        <text:list-item>
          <text:p text:style-name="P149"><text:span text:style-name="T45">Sets the </text:span><text:span text:style-name="Strong_20_Emphasis"><text:span text:style-name="T45">width</text:span></text:span><text:span text:style-name="T45"> to </text:span><text:span text:style-name="Strong_20_Emphasis"><text:span text:style-name="T45">800 pixels</text:span></text:span><text:span text:style-name="T45"> for clarity. </text:span></text:p>
        </text:list-item>
        <text:list-item>
          <text:p text:style-name="P141">Prints a confirmation message. </text:p>
        </text:list-item>
      </text:list>
      <text:h text:style-name="P5" text:outline-level="2"><text:span text:style-name="Strong_20_Emphasis"><text:span text:style-name="T45">🚀 How to Execute This Script</text:span></text:span></text:h>
      <text:h text:style-name="P10" text:outline-level="3"><text:span text:style-name="Strong_20_Emphasis"><text:span text:style-name="T45">1️⃣ Install Required Library (</text:span></text:span><text:span text:style-name="Strong_20_Emphasis"><text:span text:style-name="Source_20_Text"><text:span text:style-name="T45">ete3</text:span></text:span></text:span><text:span text:style-name="Strong_20_Emphasis"><text:span text:style-name="T45">)</text:span></text:span></text:h>
      <text:p text:style-name="P30">bash</text:p>
      <text:p text:style-name="P15"><text:span text:style-name="Source_20_Text"><text:span text:style-name="T45">pip install ete3</text:span></text:span></text:p>
      <text:h text:style-name="P10" text:outline-level="3"><text:span text:style-name="Strong_20_Emphasis"><text:span text:style-name="T45">2️⃣ Run the Script</text:span></text:span></text:h>
      <text:p text:style-name="P30">bash</text:p>
      <text:p text:style-name="P15"><text:span text:style-name="Source_20_Text"><text:span text:style-name="T45">python3 Map_mutation.py</text:span></text:span></text:p>
      <text:p text:style-name="P33"/>
      <text:p text:style-name="P35"><text:span text:style-name="T40">Step 5: </text:span><text:span text:style-name="T33">Now I </text:span><text:span text:style-name="Strong_20_Emphasis"><text:span text:style-name="T35">uses PyMOL to visualize mutations on a transcription factor (TF) structure</text:span></text:span><text:span text:style-name="T28">. It loads a </text:span><text:span text:style-name="Strong_20_Emphasis"><text:span text:style-name="T35">PDB file</text:span></text:span><text:span text:style-name="T28">, highlights mutation sites in </text:span><text:span text:style-name="Strong_20_Emphasis"><text:span text:style-name="T35">red</text:span></text:span><text:span text:style-name="T28">, and saves an </text:span><text:span text:style-name="Strong_20_Emphasis"><text:span text:style-name="T35">annotated image and modified PDB file</text:span></text:span><text:span text:style-name="Strong_20_Emphasis"><text:span text:style-name="T28">, </text:span></text:span><text:span text:style-name="Strong_20_Emphasis"><text:span text:style-name="T33">by using my script.</text:span></text:span></text:p>
      <text:p text:style-name="P35"><text:span text:style-name="Strong_20_Emphasis"><text:span text:style-name="T33"/></text:span></text:p>
      <text:p text:style-name="P37"><text:span text:style-name="Strong_20_Emphasis"><text:span text:style-name="T41">First Download PDB file using this command</text:span></text:span><text:span text:style-name="Strong_20_Emphasis"><text:span text:style-name="T34">:</text:span></text:span></text:p>
      <text:p text:style-name="P37"><text:span text:style-name="Strong_20_Emphasis"><text:span text:style-name="T23"><text:tab/>Bash</text:span></text:span></text:p>
      <text:p text:style-name="P37"><text:span text:style-name="Strong_20_Emphasis"><text:span text:style-name="T23"><text:tab/>wget https://files.rcsb.org/download/1DP7.pdb -O TF_structure.pdb</text:span></text:span></text:p>
      <text:p text:style-name="P37"><text:span text:style-name="Strong_20_Emphasis"><text:span text:style-name="T23"/></text:span></text:p>
      <text:p text:style-name="P34">Second <text:s/>use the script</text:p>
      <text:p text:style-name="P35"><text:span text:style-name="T42">Python Sript: </text:span><text:span text:style-name="T15">Visualize_mutation_pymol.py</text:span></text:p>
      <text:p text:style-name="P36"><text:span text:style-name="T15">Link: </text:span></text:p>
      <text:p text:style-name="P36"><text:a xlink:type="simple" xlink:href="https://github.com/dronak-cyber/Sample/blob/main/Sample_RFX1/Phylogeny/Visualize_mutation_pymol.py" text:style-name="Internet_20_link" text:visited-style-name="Visited_20_Internet_20_Link"><text:span text:style-name="T15">https://github.com/dronak-cyber/Sample/blob/main/Sample_RFX1/Phylogeny/Visualize_mutation_pymol.py</text:span></text:a></text:p>
      <text:p text:style-name="P36"><text:span text:style-name="T15"/></text:p>
      <text:p text:style-name="P36"><text:span text:style-name="T35">Explanation of </text:span><text:span text:style-name="Source_20_Text"><text:span text:style-name="T35">Visualize_mutation_pymol.py</text:span></text:span><text:span text:style-name="T35"> (Mutation Visualization in PyMOL).</text:span></text:p>
      <text:p text:style-name="P164"><text:span text:style-name="T35">This script </text:span><text:span text:style-name="Strong_20_Emphasis"><text:span text:style-name="T35">uses PyMOL to visualize mutations on a transcription factor (TF) structure</text:span></text:span><text:span text:style-name="T35">. It loads a </text:span><text:span text:style-name="Strong_20_Emphasis"><text:span text:style-name="T35">PDB file</text:span></text:span><text:span text:style-name="T35">, highlights mutation sites in </text:span><text:span text:style-name="Strong_20_Emphasis"><text:span text:style-name="T35">red</text:span></text:span><text:span text:style-name="T35">, and saves an </text:span><text:span text:style-name="Strong_20_Emphasis"><text:span text:style-name="T35">annotated image and modified PDB file</text:span></text:span><text:span text:style-name="T35">.</text:span></text:p>
      <text:h text:style-name="P5" text:outline-level="2"><text:span text:style-name="Strong_20_Emphasis">1️⃣ Import Required Modules</text:span></text:h>
      <text:p text:style-name="Preformatted_20_Text">python</text:p>
      <text:p text:style-name="P14"><text:span text:style-name="Source_20_Text">import sys</text:span></text:p>
      <text:p text:style-name="P25"><text:span text:style-name="Source_20_Text">sys.path.append("/home/zero/pymol/lib/python3.8/site-packages") <text:s/># Ensure PyMOL's Python path is included</text:span></text:p>
      <text:p text:style-name="P28"><text:span text:style-name="Source_20_Text">from pymol import cmd</text:span></text:p>
      <text:list text:style-name="L70">
        <text:list-item>
          <text:p text:style-name="P150"><text:span text:style-name="Strong_20_Emphasis"><text:span text:style-name="Source_20_Text">sys.path.append()</text:span></text:span> ensures that the script can access PyMOL's Python modules. </text:p>
        </text:list-item>
        <text:list-item>
          <text:p text:style-name="P150"><text:span text:style-name="Strong_20_Emphasis"><text:span text:style-name="Source_20_Text">from pymol import cmd</text:span></text:span>: Imports PyMOL's command interface (<text:span text:style-name="Source_20_Text">cmd</text:span>), which is used to manipulate molecular structures. </text:p>
        </text:list-item>
      </text:list>
      <text:h text:style-name="P5" text:outline-level="2"><text:span text:style-name="Strong_20_Emphasis">2️⃣ Define the Function to Visualize Mutations</text:span></text:h>
      <text:p text:style-name="Preformatted_20_Text">python</text:p>
      <text:p text:style-name="P14"><text:soft-page-break/><text:span text:style-name="Source_20_Text">def visualize_mutations(pdb_file, mutation_list_file):</text:span></text:p>
      <text:p text:style-name="P25"><text:span text:style-name="Source_20_Text"><text:s text:c="4"/># Load the TF structure</text:span></text:p>
      <text:p text:style-name="P28"><text:span text:style-name="Source_20_Text"><text:s text:c="4"/>cmd.load(pdb_file, "TF_structure")</text:span></text:p>
      <text:list text:style-name="L71">
        <text:list-item>
          <text:p text:style-name="P152"><text:span text:style-name="Strong_20_Emphasis">Loads the PDB file</text:span> (<text:span text:style-name="Source_20_Text">pdb_file</text:span>) into PyMOL as <text:span text:style-name="Source_20_Text">TF_structure</text:span>. </text:p>
        </text:list-item>
        <text:list-item>
          <text:p text:style-name="P151">The PDB file should contain a <text:span text:style-name="Strong_20_Emphasis">3D structure of the transcription factor</text:span>. </text:p>
        </text:list-item>
      </text:list>
      <text:h text:style-name="Heading_20_2" text:outline-level="2"><text:span text:style-name="Strong_20_Emphasis">3️⃣ Debugging: Print Available Residues in PyMOL</text:span></text:h>
      <text:p text:style-name="Preformatted_20_Text">python</text:p>
      <text:p text:style-name="P14"><text:span text:style-name="Source_20_Text">print("🔍 Available Residue Numbers in PDB:")</text:span></text:p>
      <text:p text:style-name="P28"><text:span text:style-name="Source_20_Text">cmd.iterate("all", "print(resi)")</text:span></text:p>
      <text:list text:style-name="L72">
        <text:list-item>
          <text:p text:style-name="P153"><text:span text:style-name="Strong_20_Emphasis">Prints all residue numbers</text:span> in the loaded PDB file. </text:p>
        </text:list-item>
        <text:list-item>
          <text:p text:style-name="P153">Helps in debugging if mutation positions <text:span text:style-name="Strong_20_Emphasis">don’t match the PDB numbering</text:span>. </text:p>
        </text:list-item>
      </text:list>
      <text:h text:style-name="P5" text:outline-level="2"><text:span text:style-name="Strong_20_Emphasis">4️⃣ Extract Mutation Sites from </text:span><text:span text:style-name="Strong_20_Emphasis"><text:span text:style-name="Source_20_Text">mutation_list.txt</text:span></text:span></text:h>
      <text:p text:style-name="Preformatted_20_Text">python</text:p>
      <text:p text:style-name="P14"><text:span text:style-name="Source_20_Text">mutation_sites = []</text:span></text:p>
      <text:p text:style-name="P25"><text:span text:style-name="Source_20_Text">with open(mutation_list_file, "r") as f:</text:span></text:p>
      <text:p text:style-name="P25"><text:span text:style-name="Source_20_Text"><text:s text:c="4"/>for line in f.readlines()[1:]: <text:s/># Skip header</text:span></text:p>
      <text:p text:style-name="P25"><text:span text:style-name="Source_20_Text"><text:s text:c="8"/>line = line.strip()</text:span></text:p>
      <text:p text:style-name="P25"><text:span text:style-name="Source_20_Text"><text:s text:c="8"/>if line.startswith("Position"):</text:span></text:p>
      <text:p text:style-name="P25"><text:span text:style-name="Source_20_Text"><text:s text:c="12"/>parts = line.split(":") <text:s/># Extract the part after "Position"</text:span></text:p>
      <text:p text:style-name="P25"><text:span text:style-name="Source_20_Text"><text:s text:c="12"/>if len(parts) &gt; 1:</text:span></text:p>
      <text:p text:style-name="P25"><text:span text:style-name="Source_20_Text"><text:s text:c="16"/>pos = parts[0].replace("Position", "").strip() <text:s/># Extract number</text:span></text:p>
      <text:p text:style-name="P25"><text:span text:style-name="Source_20_Text"><text:s text:c="16"/>if pos.isdigit(): <text:s/># Ensure it's a valid number</text:span></text:p>
      <text:p text:style-name="P28"><text:span text:style-name="Source_20_Text"><text:s text:c="20"/>mutation_sites.append(pos)</text:span></text:p>
      <text:h text:style-name="P10" text:outline-level="3"><text:span text:style-name="Strong_20_Emphasis">Step-by-Step</text:span></text:h>
      <text:list text:style-name="L73">
        <text:list-item>
          <text:p text:style-name="P154">Opens <text:span text:style-name="Strong_20_Emphasis">mutation list file (</text:span><text:span text:style-name="Strong_20_Emphasis"><text:span text:style-name="Source_20_Text">mutation_list.txt</text:span></text:span><text:span text:style-name="Strong_20_Emphasis">)</text:span>. </text:p>
        </text:list-item>
        <text:list-item>
          <text:p text:style-name="P154"><text:span text:style-name="Strong_20_Emphasis">Skips the header</text:span> and extracts <text:span text:style-name="Strong_20_Emphasis">mutation positions</text:span>. </text:p>
        </text:list-item>
        <text:list-item>
          <text:p text:style-name="P154">Ensures extracted positions are <text:span text:style-name="Strong_20_Emphasis">valid residue numbers</text:span>. </text:p>
        </text:list-item>
      </text:list>
      <text:h text:style-name="P5" text:outline-level="2"><text:span text:style-name="Strong_20_Emphasis">5️⃣ Handle Missing Mutation Sites</text:span></text:h>
      <text:p text:style-name="Preformatted_20_Text">python</text:p>
      <text:p text:style-name="P14"><text:span text:style-name="Source_20_Text">if not mutation_sites:</text:span></text:p>
      <text:p text:style-name="P25"><text:span text:style-name="Source_20_Text"><text:s text:c="4"/>print("⚠️ No valid mutation sites found! Please check mutation_sites.txt format.")</text:span></text:p>
      <text:p text:style-name="P28"><text:span text:style-name="Source_20_Text"><text:s text:c="4"/>return</text:span></text:p>
      <text:list text:style-name="L74">
        <text:list-item>
          <text:p text:style-name="P155"><text:span text:style-name="Strong_20_Emphasis">Checks if mutations were extracted</text:span>. </text:p>
        </text:list-item>
        <text:list-item>
          <text:p text:style-name="P155">If <text:span text:style-name="Strong_20_Emphasis">no valid sites</text:span> are found, prints a <text:span text:style-name="Strong_20_Emphasis">warning</text:span> and exits. </text:p>
        </text:list-item>
      </text:list>
      <text:h text:style-name="P5" text:outline-level="2"><text:span text:style-name="Strong_20_Emphasis">6️⃣ Select and Highlight Mutations in PyMOL</text:span></text:h>
      <text:p text:style-name="Preformatted_20_Text">python</text:p>
      <text:p text:style-name="P14"><text:span text:style-name="Source_20_Text">for site in mutation_sites:</text:span></text:p>
      <text:p text:style-name="P25"><text:span text:style-name="Source_20_Text"><text:s text:c="4"/>print(f"🔹 Attempting to select: resi {site}")</text:span></text:p>
      <text:p text:style-name="P25"><text:span text:style-name="Source_20_Text"><text:s text:c="4"/>cmd.select(f"mutation_site_{site}", f"resi {site}")</text:span></text:p>
      <text:p text:style-name="P25"><text:span text:style-name="Source_20_Text"><text:s text:c="4"/>cmd.show("sticks", f"mutation_site_{site}")</text:span></text:p>
      <text:p text:style-name="P28"><text:span text:style-name="Source_20_Text"><text:s text:c="4"/>cmd.color("red", f"mutation_site_{site}")</text:span></text:p>
      <text:h text:style-name="P10" text:outline-level="3"><text:span text:style-name="Strong_20_Emphasis">What This Does</text:span></text:h>
      <text:list text:style-name="L75">
        <text:list-item>
          <text:p text:style-name="P156"><text:span text:style-name="Strong_20_Emphasis">Loops through each mutation site</text:span>. </text:p>
        </text:list-item>
        <text:list-item>
          <text:p text:style-name="P156"><text:span text:style-name="Strong_20_Emphasis">Selects</text:span> the residue in PyMOL (<text:span text:style-name="Source_20_Text">resi {site}</text:span>). </text:p>
        </text:list-item>
        <text:list-item>
          <text:p text:style-name="P156"><text:span text:style-name="Strong_20_Emphasis">Changes the representation</text:span> to <text:span text:style-name="Strong_20_Emphasis">sticks</text:span>. </text:p>
        </text:list-item>
        <text:list-item>
          <text:p text:style-name="P156"><text:span text:style-name="Strong_20_Emphasis">Colors the residue red</text:span> to highlight the mutation. </text:p>
        </text:list-item>
      </text:list>
      <text:h text:style-name="P5" text:outline-level="2"><text:span text:style-name="Strong_20_Emphasis">7️⃣ Zoom Into Mutations</text:span></text:h>
      <text:p text:style-name="Preformatted_20_Text">python</text:p>
      <text:p text:style-name="P15"><text:span text:style-name="Source_20_Text">cmd.zoom("mutation_site_*")</text:span></text:p>
      <text:list text:style-name="L76">
        <text:list-item>
          <text:p text:style-name="P157">Focuses the <text:span text:style-name="Strong_20_Emphasis">camera view</text:span> on all mutation sites. </text:p>
        </text:list-item>
      </text:list>
      <text:h text:style-name="P5" text:outline-level="2"><text:span text:style-name="Strong_20_Emphasis">8️⃣ Save Image &amp; Modified PDB File</text:span></text:h>
      <text:p text:style-name="Preformatted_20_Text">python</text:p>
      <text:p text:style-name="P14"><text:span text:style-name="Source_20_Text">cmd.png("mutation_visualization.png", width=1200, height=900, dpi=300)</text:span></text:p>
      <text:p text:style-name="P28"><text:span text:style-name="Source_20_Text">print("📸 Image saved as mutation_visualization.png")</text:span></text:p>
      <text:list text:style-name="L77">
        <text:list-item>
          <text:p text:style-name="P158"><text:soft-page-break/>Saves an <text:span text:style-name="Strong_20_Emphasis">annotated image</text:span> of the structure. </text:p>
        </text:list-item>
        <text:list-item>
          <text:p text:style-name="P158"><text:span text:style-name="Strong_20_Emphasis">Resolution</text:span>: <text:span text:style-name="Source_20_Text">1200x900 px</text:span>, <text:span text:style-name="Source_20_Text">300 dpi</text:span> (high quality). </text:p>
        </text:list-item>
      </text:list>
      <text:p text:style-name="Preformatted_20_Text">python</text:p>
      <text:p text:style-name="P14"><text:span text:style-name="Source_20_Text">cmd.save("TF_structure_mutations.pdb")</text:span></text:p>
      <text:p text:style-name="P28"><text:span text:style-name="Source_20_Text">print("📄 Modified PDB saved as TF_structure_mutations.pdb")</text:span></text:p>
      <text:list text:style-name="L78">
        <text:list-item>
          <text:p text:style-name="P159">Saves the <text:span text:style-name="Strong_20_Emphasis">modified PDB file</text:span> with <text:span text:style-name="Strong_20_Emphasis">highlighted mutations</text:span>. </text:p>
        </text:list-item>
      </text:list>
      <text:h text:style-name="P4" text:outline-level="2"><text:span text:style-name="Strong_20_Emphasis">9️⃣ Final Message</text:span></text:h>
      <text:p text:style-name="Preformatted_20_Text">python</text:p>
      <text:p text:style-name="P14"><text:span text:style-name="Source_20_Text">print("✅ Mutations visualized in PyMOL!")</text:span></text:p>
      <text:p text:style-name="P28"><text:span text:style-name="Source_20_Text">print("📌 Save the image manually or export the PDB from PyMOL if needed.")</text:span></text:p>
      <text:list text:style-name="L79">
        <text:list-item>
          <text:p text:style-name="P160">Informs the user that the <text:span text:style-name="Strong_20_Emphasis">mutation visualization is complete</text:span>. </text:p>
        </text:list-item>
      </text:list>
      <text:h text:style-name="P5" text:outline-level="2"><text:span text:style-name="Strong_20_Emphasis">🚀 How to Run This Script</text:span></text:h>
      <text:h text:style-name="P10" text:outline-level="3"><text:span text:style-name="Strong_20_Emphasis">1️⃣ Ensure PyMOL is Installed</text:span></text:h>
      <text:p text:style-name="Preformatted_20_Text">bash</text:p>
      <text:p text:style-name="P15"><text:span text:style-name="Source_20_Text">pip install pymol-open-source</text:span></text:p>
      <text:h text:style-name="P10" text:outline-level="3"><text:span text:style-name="Strong_20_Emphasis">2️⃣ Run the Script</text:span></text:h>
      <text:p text:style-name="Preformatted_20_Text">bash</text:p>
      <text:p text:style-name="P15"><text:span text:style-name="Source_20_Text">python3 Visualize_mutation_pymol.py</text:span></text:p>
      <text:h text:style-name="P12" text:outline-level="3"><text:span text:style-name="T35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0:43:42.328299173</meta:creation-date>
    <meta:print-date>2025-03-24T19:52:17.230796914</meta:print-date>
    <meta:printed-by>PDF files</meta:printed-by>
    <dc:date>2025-03-24T19:55:18.295238966</dc:date>
    <meta:editing-duration>PT3M1S</meta:editing-duration>
    <meta:editing-cycles>1</meta:editing-cycles>
    <meta:document-statistic meta:table-count="0" meta:image-count="0" meta:object-count="0" meta:page-count="12" meta:paragraph-count="459" meta:word-count="3135" meta:character-count="22858" meta:non-whitespace-character-count="19737"/>
    <meta:generator>LibreOffice/24.2.7.2$Linux_X86_64 LibreOffice_project/420$Build-2</meta:generator>
  </office:meta>
</office:document-meta>
</file>